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1.1194in"/>
    </style:style>
    <style:style style:name="Table2.C" style:family="table-column">
      <style:table-column-properties style:column-width="2.4694in"/>
    </style:style>
    <style:style style:name="Table2.D" style:family="table-column">
      <style:table-column-properties style:column-width="1.8451in"/>
    </style:style>
    <style:style style:name="Table2.E" style:family="table-column">
      <style:table-column-properties style:column-width="0.9285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a77f2"/>
    </style:style>
    <style:style style:name="P2" style:family="paragraph" style:parent-style-name="Text_20_body">
      <style:paragraph-properties fo:text-align="center" style:justify-single-word="false"/>
      <style:text-properties officeooo:paragraph-rsid="001a77f2"/>
    </style:style>
    <style:style style:name="P3" style:family="paragraph" style:parent-style-name="Text_20_body">
      <style:paragraph-properties fo:text-align="center" style:justify-single-word="false"/>
      <style:text-properties officeooo:rsid="001a77f2" officeooo:paragraph-rsid="001a77f2"/>
    </style:style>
    <style:style style:name="P4" style:family="paragraph" style:parent-style-name="Text_20_body">
      <style:paragraph-properties fo:text-align="center" style:justify-single-word="false"/>
      <style:text-properties officeooo:rsid="001a77f2" officeooo:paragraph-rsid="00269ae2"/>
    </style:style>
    <style:style style:name="P5" style:family="paragraph" style:parent-style-name="Text_20_body">
      <style:paragraph-properties fo:text-align="end" style:justify-single-word="false"/>
      <style:text-properties fo:font-weight="normal" officeooo:rsid="001c4e54" officeooo:paragraph-rsid="001b6fa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7eba66" officeooo:paragraph-rsid="007eba66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4b9414" officeooo:paragraph-rsid="004b9414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10" style:family="paragraph" style:parent-style-name="Text_20_body">
      <style:text-properties officeooo:rsid="002b82dd" officeooo:paragraph-rsid="002b82dd"/>
    </style:style>
    <style:style style:name="P11" style:family="paragraph" style:parent-style-name="Text_20_body">
      <style:text-properties officeooo:rsid="00315ac8" officeooo:paragraph-rsid="00315ac8"/>
    </style:style>
    <style:style style:name="P12" style:family="paragraph" style:parent-style-name="Text_20_body">
      <style:text-properties officeooo:rsid="0035672e" officeooo:paragraph-rsid="0035672e"/>
    </style:style>
    <style:style style:name="P13" style:family="paragraph" style:parent-style-name="Text_20_body">
      <style:paragraph-properties fo:text-align="center" style:justify-single-word="false"/>
      <style:text-properties officeooo:rsid="001c4e54" officeooo:paragraph-rsid="001a77f2"/>
    </style:style>
    <style:style style:name="P14" style:family="paragraph" style:parent-style-name="Text_20_body">
      <style:text-properties officeooo:rsid="00431b06" officeooo:paragraph-rsid="00431b06"/>
    </style:style>
    <style:style style:name="P15" style:family="paragraph" style:parent-style-name="Text_20_body">
      <style:text-properties officeooo:paragraph-rsid="0044e221"/>
    </style:style>
    <style:style style:name="P1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a95a3" officeooo:paragraph-rsid="004a95a3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e2774" officeooo:paragraph-rsid="004e2774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8f28a8" officeooo:paragraph-rsid="008f28a8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909ea6" officeooo:paragraph-rsid="00909ea6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officeooo:rsid="00530480" officeooo:paragraph-rsid="00530480"/>
    </style:style>
    <style:style style:name="P21" style:family="paragraph" style:parent-style-name="Text_20_body">
      <style:text-properties style:text-underline-style="solid" style:text-underline-width="auto" style:text-underline-color="font-color" officeooo:rsid="0053e816" officeooo:paragraph-rsid="0053e816"/>
    </style:style>
    <style:style style:name="P22" style:family="paragraph" style:parent-style-name="Text_20_body">
      <style:text-properties style:text-underline-style="solid" style:text-underline-width="auto" style:text-underline-color="font-color" officeooo:rsid="005464c2" officeooo:paragraph-rsid="005464c2"/>
    </style:style>
    <style:style style:name="P23" style:family="paragraph" style:parent-style-name="Text_20_body">
      <style:text-properties style:text-underline-style="solid" style:text-underline-width="auto" style:text-underline-color="font-color" officeooo:rsid="0055de26" officeooo:paragraph-rsid="0055de26"/>
    </style:style>
    <style:style style:name="P24" style:family="paragraph" style:parent-style-name="Text_20_body">
      <style:text-properties style:text-underline-style="solid" style:text-underline-width="auto" style:text-underline-color="font-color" officeooo:rsid="0055e097" officeooo:paragraph-rsid="0055e097"/>
    </style:style>
    <style:style style:name="P25" style:family="paragraph" style:parent-style-name="Text_20_body">
      <style:text-properties style:text-underline-style="solid" style:text-underline-width="auto" style:text-underline-color="font-color" officeooo:rsid="00572c1a" officeooo:paragraph-rsid="00572c1a"/>
    </style:style>
    <style:style style:name="P26" style:family="paragraph" style:parent-style-name="Text_20_body">
      <style:text-properties style:text-underline-style="solid" style:text-underline-width="auto" style:text-underline-color="font-color" officeooo:rsid="00725723" officeooo:paragraph-rsid="00725723"/>
    </style:style>
    <style:style style:name="P27" style:family="paragraph" style:parent-style-name="Text_20_body">
      <style:text-properties officeooo:rsid="00297866" officeooo:paragraph-rsid="00297866"/>
    </style:style>
    <style:style style:name="P28" style:family="paragraph" style:parent-style-name="Text_20_body">
      <style:text-properties style:text-underline-style="none" officeooo:rsid="0055e097" officeooo:paragraph-rsid="0055e097"/>
    </style:style>
    <style:style style:name="P29" style:family="paragraph" style:parent-style-name="Text_20_body">
      <style:text-properties style:text-underline-style="none" officeooo:rsid="00572c1a" officeooo:paragraph-rsid="00572c1a"/>
    </style:style>
    <style:style style:name="P30" style:family="paragraph" style:parent-style-name="Text_20_body">
      <style:text-properties style:text-underline-style="none" officeooo:rsid="006428c7" officeooo:paragraph-rsid="006428c7"/>
    </style:style>
    <style:style style:name="P31" style:family="paragraph" style:parent-style-name="Text_20_body">
      <style:text-properties officeooo:paragraph-rsid="0055de26"/>
    </style:style>
    <style:style style:name="P32" style:family="paragraph" style:parent-style-name="Text_20_body">
      <style:text-properties officeooo:rsid="005f5689" officeooo:paragraph-rsid="005f5689"/>
    </style:style>
    <style:style style:name="P33" style:family="paragraph" style:parent-style-name="Text_20_body">
      <style:text-properties officeooo:rsid="0062d2b1" officeooo:paragraph-rsid="0062d2b1"/>
    </style:style>
    <style:style style:name="P34" style:family="paragraph" style:parent-style-name="Text_20_body">
      <style:text-properties officeooo:rsid="0063fe2c" officeooo:paragraph-rsid="0063fe2c"/>
    </style:style>
    <style:style style:name="P35" style:family="paragraph" style:parent-style-name="Text_20_body">
      <style:text-properties officeooo:rsid="00273feb"/>
    </style:style>
    <style:style style:name="P36" style:family="paragraph" style:parent-style-name="Text_20_body">
      <style:text-properties officeooo:rsid="006c496c" officeooo:paragraph-rsid="006c496c"/>
    </style:style>
    <style:style style:name="P37" style:family="paragraph" style:parent-style-name="Text_20_body">
      <style:text-properties officeooo:rsid="006cf1bc" officeooo:paragraph-rsid="006cf1bc"/>
    </style:style>
    <style:style style:name="P38" style:family="paragraph" style:parent-style-name="Text_20_body">
      <style:text-properties officeooo:rsid="006dcd0a" officeooo:paragraph-rsid="006dcd0a"/>
    </style:style>
    <style:style style:name="P39" style:family="paragraph" style:parent-style-name="Text_20_body">
      <style:text-properties officeooo:rsid="006e5aa5" officeooo:paragraph-rsid="006e5aa5"/>
    </style:style>
    <style:style style:name="P40" style:family="paragraph" style:parent-style-name="Text_20_body">
      <style:text-properties officeooo:rsid="006e7c43" officeooo:paragraph-rsid="006e7c43"/>
    </style:style>
    <style:style style:name="P41" style:family="paragraph" style:parent-style-name="Text_20_body">
      <style:text-properties officeooo:rsid="00705d49" officeooo:paragraph-rsid="00705d49"/>
    </style:style>
    <style:style style:name="P42" style:family="paragraph" style:parent-style-name="Text_20_body">
      <style:text-properties officeooo:paragraph-rsid="00705d49"/>
    </style:style>
    <style:style style:name="P43" style:family="paragraph" style:parent-style-name="Text_20_body">
      <style:text-properties officeooo:rsid="00725723" officeooo:paragraph-rsid="00725723"/>
    </style:style>
    <style:style style:name="P44" style:family="paragraph" style:parent-style-name="Text_20_body">
      <style:text-properties officeooo:rsid="0073e881" officeooo:paragraph-rsid="0073e881"/>
    </style:style>
    <style:style style:name="P45" style:family="paragraph" style:parent-style-name="Text_20_body">
      <style:text-properties officeooo:rsid="00740cf1" officeooo:paragraph-rsid="00740cf1"/>
    </style:style>
    <style:style style:name="P46" style:family="paragraph" style:parent-style-name="Text_20_body">
      <style:text-properties officeooo:rsid="0075bbf5" officeooo:paragraph-rsid="0075bbf5"/>
    </style:style>
    <style:style style:name="P47" style:family="paragraph" style:parent-style-name="Text_20_body">
      <style:text-properties officeooo:rsid="0064e0c4" officeooo:paragraph-rsid="0064e0c4"/>
    </style:style>
    <style:style style:name="P48" style:family="paragraph" style:parent-style-name="Text_20_body">
      <style:text-properties officeooo:paragraph-rsid="003e5cb6"/>
    </style:style>
    <style:style style:name="P49" style:family="paragraph" style:parent-style-name="Text_20_body">
      <style:text-properties officeooo:rsid="00372253" officeooo:paragraph-rsid="00372253"/>
    </style:style>
    <style:style style:name="P50" style:family="paragraph" style:parent-style-name="Text_20_body">
      <style:text-properties officeooo:rsid="00ae3a69" officeooo:paragraph-rsid="00ae3a69"/>
    </style:style>
    <style:style style:name="P51" style:family="paragraph" style:parent-style-name="Text_20_body">
      <style:text-properties officeooo:rsid="00afe1bb" officeooo:paragraph-rsid="00afe1bb"/>
    </style:style>
    <style:style style:name="P52" style:family="paragraph" style:parent-style-name="Text_20_body">
      <style:paragraph-properties fo:text-align="justify" style:justify-single-word="false" fo:break-before="pag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53" style:family="paragraph" style:parent-style-name="Text_20_body">
      <style:paragraph-properties fo:break-before="page"/>
      <style:text-properties officeooo:rsid="0064e0c4" officeooo:paragraph-rsid="0064e0c4"/>
    </style:style>
    <style:style style:name="P54" style:family="paragraph" style:parent-style-name="Title">
      <style:text-properties style:font-name="Ubuntu Light1" officeooo:rsid="001a77f2" officeooo:paragraph-rsid="001a77f2"/>
    </style:style>
    <style:style style:name="P55" style:family="paragraph" style:parent-style-name="Preformatted_20_Text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56" style:family="paragraph" style:parent-style-name="Preformatted_20_Text">
      <style:text-properties officeooo:rsid="00297866" officeooo:paragraph-rsid="00297866"/>
    </style:style>
    <style:style style:name="P57" style:family="paragraph" style:parent-style-name="Preformatted_20_Text">
      <style:text-properties officeooo:rsid="00297866" officeooo:paragraph-rsid="007fbe54"/>
    </style:style>
    <style:style style:name="P58" style:family="paragraph" style:parent-style-name="Preformatted_20_Text">
      <style:text-properties style:text-underline-style="none" officeooo:rsid="005464c2" officeooo:paragraph-rsid="005464c2"/>
    </style:style>
    <style:style style:name="P59" style:family="paragraph" style:parent-style-name="Preformatted_20_Text">
      <style:text-properties style:text-underline-style="none" officeooo:rsid="0055de26" officeooo:paragraph-rsid="0055de26"/>
    </style:style>
    <style:style style:name="P60" style:family="paragraph" style:parent-style-name="Preformatted_20_Text">
      <style:text-properties style:text-underline-style="none" officeooo:rsid="0055e097" officeooo:paragraph-rsid="0055e097"/>
    </style:style>
    <style:style style:name="P61" style:family="paragraph" style:parent-style-name="Preformatted_20_Text">
      <style:text-properties style:text-underline-style="none" officeooo:rsid="00572c1a" officeooo:paragraph-rsid="00572c1a"/>
    </style:style>
    <style:style style:name="P62" style:family="paragraph" style:parent-style-name="Preformatted_20_Text">
      <style:paragraph-properties fo:text-align="justify" style:justify-single-word="false"/>
      <style:text-properties style:text-underline-style="none" fo:font-weight="normal" officeooo:rsid="008d6733" officeooo:paragraph-rsid="008d6733" style:font-weight-asian="normal" style:font-weight-complex="normal"/>
    </style:style>
    <style:style style:name="P63" style:family="paragraph" style:parent-style-name="Preformatted_20_Text">
      <style:paragraph-properties fo:text-align="justify" style:justify-single-word="false"/>
      <style:text-properties style:text-underline-style="none" fo:font-weight="normal" officeooo:rsid="008f28a8" officeooo:paragraph-rsid="008f28a8" style:font-weight-asian="normal" style:font-weight-complex="normal"/>
    </style:style>
    <style:style style:name="P64" style:family="paragraph" style:parent-style-name="Preformatted_20_Text">
      <style:text-properties officeooo:rsid="0063fe2c" officeooo:paragraph-rsid="0063fe2c"/>
    </style:style>
    <style:style style:name="P65" style:family="paragraph" style:parent-style-name="Preformatted_20_Text">
      <style:text-properties officeooo:rsid="006c496c" officeooo:paragraph-rsid="006c496c"/>
    </style:style>
    <style:style style:name="P66" style:family="paragraph" style:parent-style-name="Preformatted_20_Text">
      <style:text-properties officeooo:rsid="006cf1bc" officeooo:paragraph-rsid="006cf1bc"/>
    </style:style>
    <style:style style:name="P67" style:family="paragraph" style:parent-style-name="Preformatted_20_Text">
      <style:text-properties officeooo:rsid="006dcd0a" officeooo:paragraph-rsid="006dcd0a"/>
    </style:style>
    <style:style style:name="P68" style:family="paragraph" style:parent-style-name="Preformatted_20_Text">
      <style:text-properties officeooo:rsid="006e5aa5" officeooo:paragraph-rsid="006e5aa5"/>
    </style:style>
    <style:style style:name="P69" style:family="paragraph" style:parent-style-name="Preformatted_20_Text">
      <style:text-properties officeooo:rsid="006e7c43" officeooo:paragraph-rsid="006e7c43"/>
    </style:style>
    <style:style style:name="P70" style:family="paragraph" style:parent-style-name="Preformatted_20_Text">
      <style:text-properties officeooo:rsid="00705d49" officeooo:paragraph-rsid="00705d49"/>
    </style:style>
    <style:style style:name="P71" style:family="paragraph" style:parent-style-name="Preformatted_20_Text">
      <style:text-properties officeooo:rsid="00725723" officeooo:paragraph-rsid="00725723"/>
    </style:style>
    <style:style style:name="P72" style:family="paragraph" style:parent-style-name="Preformatted_20_Text">
      <style:text-properties officeooo:rsid="0073e881" officeooo:paragraph-rsid="0073e881"/>
    </style:style>
    <style:style style:name="P73" style:family="paragraph" style:parent-style-name="Preformatted_20_Text">
      <style:text-properties officeooo:rsid="00740cf1" officeooo:paragraph-rsid="00740cf1"/>
    </style:style>
    <style:style style:name="P7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7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P7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8d6733"/>
    </style:style>
    <style:style style:name="P7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7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7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/>
    </style:style>
    <style:style style:name="P8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93a1a1"/>
    </style:style>
    <style:style style:name="P8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80c144"/>
    </style:style>
    <style:style style:name="P82" style:family="paragraph" style:parent-style-name="Table_20_Contents">
      <style:text-properties officeooo:rsid="0064e0c4" officeooo:paragraph-rsid="0064e0c4"/>
    </style:style>
    <style:style style:name="P83" style:family="paragraph" style:parent-style-name="Table_20_Contents">
      <style:text-properties officeooo:rsid="00673fff" officeooo:paragraph-rsid="00673fff"/>
    </style:style>
    <style:style style:name="P84" style:family="paragraph" style:parent-style-name="Table_20_Contents">
      <style:text-properties officeooo:rsid="0068b537" officeooo:paragraph-rsid="0068b537"/>
    </style:style>
    <style:style style:name="P85" style:family="paragraph" style:parent-style-name="Table_20_Contents">
      <style:text-properties officeooo:rsid="00714e15" officeooo:paragraph-rsid="00714e15"/>
    </style:style>
    <style:style style:name="P86" style:family="paragraph" style:parent-style-name="Table_20_Contents">
      <style:text-properties officeooo:paragraph-rsid="00a9b26c"/>
    </style:style>
    <style:style style:name="P87" style:family="paragraph" style:parent-style-name="Table_20_Contents">
      <style:text-properties officeooo:paragraph-rsid="00aa25fa"/>
    </style:style>
    <style:style style:name="P88" style:family="paragraph" style:parent-style-name="Table_20_Heading">
      <style:text-properties officeooo:rsid="00a817c7" officeooo:paragraph-rsid="00a817c7"/>
    </style:style>
    <style:style style:name="P89" style:family="paragraph" style:parent-style-name="Text_20_body" style:list-style-name="L1">
      <style:paragraph-properties fo:text-align="justify" style:justify-single-word="false"/>
      <style:text-properties fo:font-weight="normal" officeooo:rsid="0083312e" officeooo:paragraph-rsid="0083312e" style:font-weight-asian="normal" style:font-weight-complex="normal"/>
    </style:style>
    <style:style style:name="P90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2dc64" officeooo:paragraph-rsid="0092dc64" style:font-weight-asian="normal" style:font-weight-complex="normal"/>
    </style:style>
    <style:style style:name="P91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badfc" officeooo:paragraph-rsid="009badfc" style:font-weight-asian="normal" style:font-weight-complex="normal"/>
    </style:style>
    <style:style style:name="P92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c73f3" officeooo:paragraph-rsid="009c73f3" style:font-weight-asian="normal" style:font-weight-complex="normal"/>
    </style:style>
    <style:style style:name="P93" style:family="paragraph" style:parent-style-name="Text_20_body" style:list-style-name="L3">
      <style:text-properties style:text-underline-style="none" officeooo:rsid="006428c7" officeooo:paragraph-rsid="006428c7"/>
    </style:style>
    <style:style style:name="P94" style:family="paragraph" style:parent-style-name="Text_20_body" style:list-style-name="L3">
      <style:text-properties style:text-underline-style="none" officeooo:rsid="00a34712" officeooo:paragraph-rsid="00a34712"/>
    </style:style>
    <style:style style:name="P95" style:family="paragraph" style:parent-style-name="Text_20_body" style:list-style-name="L4">
      <style:text-properties officeooo:rsid="006129ed" officeooo:paragraph-rsid="006129ed"/>
    </style:style>
    <style:style style:name="P96" style:family="paragraph" style:parent-style-name="Text_20_body" style:list-style-name="L4">
      <style:text-properties officeooo:rsid="0062d2b1" officeooo:paragraph-rsid="0062d2b1"/>
    </style:style>
    <style:style style:name="P97" style:family="paragraph" style:parent-style-name="Text_20_body" style:list-style-name="L5">
      <style:text-properties officeooo:rsid="00a4ab58" officeooo:paragraph-rsid="00a4ab58"/>
    </style:style>
    <style:style style:name="P98" style:family="paragraph" style:parent-style-name="Text_20_body" style:list-style-name="L6">
      <style:text-properties officeooo:rsid="00705d49" officeooo:paragraph-rsid="00705d49"/>
    </style:style>
    <style:style style:name="P99" style:family="paragraph" style:parent-style-name="Text_20_body" style:list-style-name="L7">
      <style:text-properties officeooo:rsid="0075bbf5" officeooo:paragraph-rsid="0075bbf5"/>
    </style:style>
    <style:style style:name="P100" style:family="paragraph" style:parent-style-name="Text_20_body" style:list-style-name="L7">
      <style:text-properties officeooo:rsid="007727a7" officeooo:paragraph-rsid="007727a7"/>
    </style:style>
    <style:style style:name="P101" style:family="paragraph" style:parent-style-name="Text_20_body" style:list-style-name="L7">
      <style:text-properties officeooo:rsid="00788e86" officeooo:paragraph-rsid="00788e86"/>
    </style:style>
    <style:style style:name="P102" style:family="paragraph" style:parent-style-name="Text_20_body" style:list-style-name="L8">
      <style:text-properties officeooo:rsid="00ae3a69" officeooo:paragraph-rsid="00ae3a69"/>
    </style:style>
    <style:style style:name="P103" style:family="paragraph" style:parent-style-name="Text_20_body">
      <style:paragraph-properties fo:text-align="justify" style:justify-single-word="false"/>
      <style:text-properties style:font-name="Ubuntu Light1" fo:font-size="12pt" fo:font-weight="normal" officeooo:rsid="002299d5" officeooo:paragraph-rsid="002299d5" style:font-size-asian="10.5pt" style:font-weight-asian="normal" style:font-size-complex="12pt" style:font-weight-complex="normal"/>
    </style:style>
    <style:style style:name="P104" style:family="paragraph" style:parent-style-name="Text_20_body">
      <style:text-properties officeooo:rsid="00b60ad0" officeooo:paragraph-rsid="00b60ad0"/>
    </style:style>
    <style:style style:name="P105" style:family="paragraph" style:parent-style-name="Text_20_body">
      <style:text-properties officeooo:rsid="00b66ca3" officeooo:paragraph-rsid="00b66ca3"/>
    </style:style>
    <style:style style:name="P106" style:family="paragraph" style:parent-style-name="Text_20_body">
      <style:text-properties officeooo:rsid="00b82924" officeooo:paragraph-rsid="00b82924"/>
    </style:style>
    <style:style style:name="P107" style:family="paragraph" style:parent-style-name="Text_20_body">
      <style:text-properties officeooo:rsid="00b92299" officeooo:paragraph-rsid="00b92299"/>
    </style:style>
    <style:style style:name="P108" style:family="paragraph" style:parent-style-name="Text_20_body">
      <style:text-properties fo:font-weight="bold" style:font-weight-asian="bold" style:font-weight-complex="bold"/>
    </style:style>
    <style:style style:name="P109" style:family="paragraph" style:parent-style-name="Text_20_body" style:list-style-name="L9">
      <style:text-properties officeooo:rsid="00bd5f4e" officeooo:paragraph-rsid="00bd5f4e"/>
    </style:style>
    <style:style style:name="P110" style:family="paragraph" style:parent-style-name="Text_20_body">
      <style:text-properties style:text-underline-style="solid" style:text-underline-width="auto" style:text-underline-color="font-color" officeooo:rsid="005464c2" officeooo:paragraph-rsid="005464c2"/>
    </style:style>
    <style:style style:name="P111" style:family="paragraph" style:parent-style-name="Text_20_body" style:list-style-name="L2">
      <style:paragraph-properties fo:text-align="justify" style:justify-single-word="false" style:writing-mode="lr-tb"/>
      <style:text-properties style:text-underline-style="none" fo:font-weight="normal" officeooo:rsid="009fcfd6" officeooo:paragraph-rsid="009fcfd6" style:font-weight-asian="normal" style:font-weight-complex="normal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1">
      <style:paragraph-properties fo:break-before="page"/>
      <style:text-properties officeooo:rsid="00283a0b" officeooo:paragraph-rsid="00283a0b"/>
    </style:style>
    <style:style style:name="P114" style:family="paragraph" style:parent-style-name="Heading_20_1">
      <style:paragraph-properties fo:break-before="page"/>
      <style:text-properties officeooo:rsid="002b82dd" officeooo:paragraph-rsid="002b82dd"/>
    </style:style>
    <style:style style:name="P115" style:family="paragraph" style:parent-style-name="Heading_20_1">
      <style:paragraph-properties fo:break-before="page"/>
      <style:text-properties officeooo:rsid="0044e221" officeooo:paragraph-rsid="0044e221"/>
    </style:style>
    <style:style style:name="P116" style:family="paragraph" style:parent-style-name="Heading_20_1" style:list-style-name="">
      <style:paragraph-properties fo:break-before="page"/>
      <style:text-properties officeooo:rsid="00379701" officeooo:paragraph-rsid="00379701"/>
    </style:style>
    <style:style style:name="P117" style:family="paragraph" style:parent-style-name="Heading_20_1">
      <style:paragraph-properties fo:break-before="page"/>
      <style:text-properties officeooo:paragraph-rsid="00baf660"/>
    </style:style>
    <style:style style:name="P1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T1" style:family="text">
      <style:text-properties officeooo:rsid="001b6fa4"/>
    </style:style>
    <style:style style:name="T2" style:family="text">
      <style:text-properties officeooo:rsid="00269ae2"/>
    </style:style>
    <style:style style:name="T3" style:family="text">
      <style:text-properties officeooo:rsid="0027266b"/>
    </style:style>
    <style:style style:name="T4" style:family="text">
      <style:text-properties officeooo:rsid="003302a8"/>
    </style:style>
    <style:style style:name="T5" style:family="text">
      <style:text-properties officeooo:rsid="0034d514"/>
    </style:style>
    <style:style style:name="T6" style:family="text">
      <style:text-properties officeooo:rsid="00353cda"/>
    </style:style>
    <style:style style:name="T7" style:family="text">
      <style:text-properties officeooo:rsid="0046bb54"/>
    </style:style>
    <style:style style:name="T8" style:family="text">
      <style:text-properties officeooo:rsid="00478290"/>
    </style:style>
    <style:style style:name="T9" style:family="text">
      <style:text-properties officeooo:rsid="0048db5a"/>
    </style:style>
    <style:style style:name="T10" style:family="text">
      <style:text-properties fo:color="#6c71c4"/>
    </style:style>
    <style:style style:name="T11" style:family="text">
      <style:text-properties fo:color="#6c71c4" style:text-underline-style="none" fo:font-weight="normal" officeooo:rsid="004e2774" style:font-weight-asian="normal" style:font-weight-complex="normal"/>
    </style:style>
    <style:style style:name="T12" style:family="text">
      <style:text-properties fo:color="#c0c0c0"/>
    </style:style>
    <style:style style:name="T13" style:family="text">
      <style:text-properties fo:color="#c0c0c0" style:text-underline-style="none" fo:font-weight="normal" officeooo:rsid="004e2774" style:font-weight-asian="normal" style:font-weight-complex="normal"/>
    </style:style>
    <style:style style:name="T14" style:family="text">
      <style:text-properties fo:color="#2aa198"/>
    </style:style>
    <style:style style:name="T15" style:family="text">
      <style:text-properties fo:color="#2aa198" officeooo:rsid="007eba66"/>
    </style:style>
    <style:style style:name="T16" style:family="text">
      <style:text-properties fo:color="#2aa198" officeooo:rsid="007fbe54"/>
    </style:style>
    <style:style style:name="T17" style:family="text">
      <style:text-properties fo:color="#2aa198" officeooo:rsid="008134b1"/>
    </style:style>
    <style:style style:name="T18" style:family="text">
      <style:text-properties fo:color="#2aa198" fo:font-style="normal" style:font-style-asian="normal" style:font-style-complex="normal"/>
    </style:style>
    <style:style style:name="T19" style:family="text">
      <style:text-properties fo:color="#2aa198" style:text-underline-style="none" fo:font-weight="normal" officeooo:rsid="004e2774" style:font-weight-asian="normal" style:font-weight-complex="normal"/>
    </style:style>
    <style:style style:name="T20" style:family="text">
      <style:text-properties fo:color="#2aa198" style:text-underline-style="none" fo:font-weight="normal" officeooo:rsid="00871fc5" style:font-weight-asian="normal" style:font-weight-complex="normal"/>
    </style:style>
    <style:style style:name="T21" style:family="text">
      <style:text-properties fo:color="#2aa198" officeooo:rsid="00995f0b"/>
    </style:style>
    <style:style style:name="T22" style:family="text">
      <style:text-properties fo:color="#2aa198" officeooo:rsid="00999f9a"/>
    </style:style>
    <style:style style:name="T23" style:family="text">
      <style:text-properties fo:color="#2aa198" officeooo:rsid="00a28bc4"/>
    </style:style>
    <style:style style:name="T24" style:family="text">
      <style:text-properties fo:color="#586e75"/>
    </style:style>
    <style:style style:name="T25" style:family="text">
      <style:text-properties fo:color="#586e75" fo:font-weight="bold"/>
    </style:style>
    <style:style style:name="T26" style:family="text">
      <style:text-properties fo:color="#000000"/>
    </style:style>
    <style:style style:name="T27" style:family="text">
      <style:text-properties fo:color="#000000" officeooo:rsid="009a6da2"/>
    </style:style>
    <style:style style:name="T28" style:family="text">
      <style:text-properties officeooo:rsid="004b806e"/>
    </style:style>
    <style:style style:name="T29" style:family="text">
      <style:text-properties officeooo:rsid="004f8912"/>
    </style:style>
    <style:style style:name="T30" style:family="text">
      <style:text-properties fo:color="#93a1a1"/>
    </style:style>
    <style:style style:name="T31" style:family="text">
      <style:text-properties style:text-underline-style="none" officeooo:rsid="0055de26"/>
    </style:style>
    <style:style style:name="T32" style:family="text">
      <style:text-properties officeooo:rsid="00572c1a"/>
    </style:style>
    <style:style style:name="T33" style:family="text">
      <style:text-properties officeooo:rsid="00589a26"/>
    </style:style>
    <style:style style:name="T34" style:family="text">
      <style:text-properties officeooo:rsid="0059598d"/>
    </style:style>
    <style:style style:name="T35" style:family="text">
      <style:text-properties officeooo:rsid="005a7376"/>
    </style:style>
    <style:style style:name="T36" style:family="text">
      <style:text-properties officeooo:rsid="005c485a"/>
    </style:style>
    <style:style style:name="T37" style:family="text">
      <style:text-properties officeooo:rsid="005e0f18"/>
    </style:style>
    <style:style style:name="T38" style:family="text">
      <style:text-properties officeooo:rsid="0068d111"/>
    </style:style>
    <style:style style:name="T39" style:family="text">
      <style:text-properties officeooo:rsid="006a8332"/>
    </style:style>
    <style:style style:name="T40" style:family="text">
      <style:text-properties officeooo:rsid="00725723"/>
    </style:style>
    <style:style style:name="T41" style:family="text">
      <style:text-properties officeooo:rsid="007c120a"/>
    </style:style>
    <style:style style:name="T42" style:family="text">
      <style:text-properties officeooo:rsid="0088cc39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4f8912"/>
    </style:style>
    <style:style style:name="T45" style:family="text">
      <style:text-properties officeooo:rsid="00b27f2b"/>
    </style:style>
    <style:style style:name="T46" style:family="text">
      <style:text-properties officeooo:rsid="00b60ad0"/>
    </style:style>
    <style:style style:name="T47" style:family="text">
      <style:text-properties officeooo:rsid="00b654fa"/>
    </style:style>
    <style:style style:name="T48" style:family="text">
      <style:text-properties officeooo:rsid="00b717a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baccb3"/>
    </style:style>
    <style:style style:name="T51" style:family="text">
      <style:text-properties officeooo:rsid="00baf660"/>
    </style:style>
    <style:style style:name="T52" style:family="text">
      <style:text-properties officeooo:rsid="00bc7edb"/>
    </style:style>
    <style:style style:name="T53" style:family="text">
      <style:text-properties fo:font-style="italic" officeooo:rsid="00b717a1" style:font-style-asian="italic" style:font-style-complex="italic"/>
    </style:style>
    <style:style style:name="T54" style:family="text">
      <style:text-properties officeooo:rsid="00c1ea4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Pemrograman Komputer </text:p>
      <text:p text:style-name="P54">dengan <text:span text:style-name="T3">Bahasa C</text:span></text:p>
      <text:p text:style-name="P1"/>
      <text:p text:style-name="P3">versi <text:span text:style-name="T1">1.0</text:span> <text:span text:style-name="T1">(</text:span><text:span text:style-name="T1"><text:date style:data-style-name="N37" text:date-value="2014-08-23T13:11:36.917283721" text:fixed="true">08/23/14</text:date></text:span><text:span text:style-name="T1">)</text:span></text:p>
      <text:p text:style-name="Text_20_body"/>
      <text:p text:style-name="P1"/>
      <text:p text:style-name="P2"/>
      <text:p text:style-name="P2"/>
      <text:p text:style-name="P2"/>
      <text:p text:style-name="P13">Bagus Tris Atmaja</text:p>
      <text:p text:style-name="P4"><text:a xlink:type="simple" xlink:href="mailto:bagus@ep.its.ac"><text:span text:style-name="T2">bagus@ep.its.ac</text:span></text:a><text:span text:style-name="T2">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bookmark-start text:name="__RefHeading__228_350459392"/>Jurusan Teknik Fisika<text:bookmark-end text:name="__RefHeading__228_350459392"/></text:p>
      <text:p text:style-name="Subtitle"><text:bookmark-start text:name="__RefHeading__230_350459392"/>Fakultas Teknologi Industri<text:bookmark-end text:name="__RefHeading__230_350459392"/></text:p>
      <text:p text:style-name="Subtitle"><text:bookmark-start text:name="__RefHeading__232_350459392"/>Institut Teknologi Sepuluh Nopember<text:bookmark-end text:name="__RefHeading__232_350459392"/></text:p>
      <text:p text:style-name="Subtitle"/>
      <text:p text:style-name="Subtitle">2 <text:s/>0 <text:s/>1 <text:s/><text:span text:style-name="T54">6</text:span></text:p>
      <text:p text:style-name="P5"/>
      <text:p text:style-name="P5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8"><text:a xlink:type="simple" xlink:href="#__RefHeading__6212_1939934697" text:style-name="Index_20_Link" text:visited-style-name="Index_20_Link">Pelaksanaan Praktikum<text:tab/>3</text:a></text:p>
          <text:p text:style-name="P118"><text:a xlink:type="simple" xlink:href="#__RefHeading__234_350459392" text:style-name="Index_20_Link" text:visited-style-name="Index_20_Link">Modul 0<text:tab/>4</text:a></text:p>
          <text:p text:style-name="P118"><text:a xlink:type="simple" xlink:href="#__RefHeading__236_350459392" text:style-name="Index_20_Link" text:visited-style-name="Index_20_Link">Modul 1<text:tab/>6</text:a></text:p>
          <text:p text:style-name="P118"><text:a xlink:type="simple" xlink:href="#__RefHeading__238_350459392" text:style-name="Index_20_Link" text:visited-style-name="Index_20_Link">Modul 2<text:tab/>10</text:a></text:p>
          <text:p text:style-name="P118"><text:a xlink:type="simple" xlink:href="#__RefHeading__6214_1939934697" text:style-name="Index_20_Link" text:visited-style-name="Index_20_Link">Modul 3<text:tab/>14</text:a></text:p>
          <text:p text:style-name="P118"><text:a xlink:type="simple" xlink:href="#__RefHeading__240_350459392" text:style-name="Index_20_Link" text:visited-style-name="Index_20_Link">Modul 4<text:tab/>15</text:a></text:p>
          <text:p text:style-name="P118"><text:a xlink:type="simple" xlink:href="#__RefHeading__242_350459392" text:style-name="Index_20_Link" text:visited-style-name="Index_20_Link">Modul 5<text:tab/>18</text:a></text:p>
          <text:p text:style-name="P118"><text:a xlink:type="simple" xlink:href="#__RefHeading__244_350459392" text:style-name="Index_20_Link" text:visited-style-name="Index_20_Link">Modul 6<text:tab/>19</text:a></text:p>
          <text:p text:style-name="P118"><text:a xlink:type="simple" xlink:href="#__RefHeading__246_350459392" text:style-name="Index_20_Link" text:visited-style-name="Index_20_Link">Modul 7<text:tab/>20</text:a></text:p>
          <text:p text:style-name="P118"><text:a xlink:type="simple" xlink:href="#__RefHeading__250_350459392" text:style-name="Index_20_Link" text:visited-style-name="Index_20_Link">Modul 8<text:tab/>21</text:a></text:p>
        </text:index-body>
      </text:table-of-content>
      <text:p text:style-name="P9"/>
      <text:p text:style-name="P103"/>
      <text:h text:style-name="P117" text:outline-level="1"><text:bookmark-start text:name="__RefHeading__6212_1939934697"/><text:span text:style-name="T47">Pelaksanaan Praktikum</text:span><text:bookmark-end text:name="__RefHeading__6212_1939934697"/></text:h>
      <text:p text:style-name="Text_20_body"/>
      <text:p text:style-name="P108"><text:span text:style-name="T47">Praktikum</text:span></text:p>
      <text:p text:style-name="P105">Kegiatan praktikum dilaksanakan terjadwal selama 8 kali pertemuan komunal di kelas dengan waktu asistensi fleksibel menyesuaikan dengan jadwal asisten. Praktikan dan asisten wajib datang tepat waktu dengan membawa peralatan dan tugas praktikum.</text:p>
      <text:p text:style-name="P108">Tugas Praktikum</text:p>
      <text:p text:style-name="P105">Tugas praktikum ditulis tangan sebagai syarat mengikuti praktikum. Praktikan yang tidak mengerjakan TP tidak diperkenankan mengikuti praktikum kecuali kebijakan khusus dari Dosen dan asisten praktikum</text:p>
      <text:p text:style-name="P108">Log Book Praktikum</text:p>
      <text:p text:style-name="P105">Setiap praktikan wajib memiliki log book praktikum <text:span text:style-name="T48">dengan format bebas yang berisi catatan-catatan selama melaksanakan kegiatan praktikum. Log book ini akan disusun sebagai laporan akhir bersama laporan final project. Log book wajib memuat lembar kendali yang berisi: Praktikum ke-1, Materi Praktikum, dan tanda tangan asisten. <text:s/></text:span><text:span text:style-name="T53">Tidak ada laporan resmi tiap praktikum.</text:span></text:p>
      <text:p text:style-name="P108">Compiler</text:p>
      <text:p text:style-name="Text_20_body">Praktikum ini mendukung compiler GCC (Versi 4.8 keatas) sebagai compiler utama dengan compiler lain sebagai pendukung adalah <text:span text:style-name="T49">clang, Turbo C</text:span> dan <text:span text:style-name="T49">Borland C.</text:span></text:p>
      <text:p text:style-name="P108">IDE / <text:span text:style-name="T46">Editor / OS</text:span></text:p>
      <text:p text:style-name="P106">IDE yang digunakan secara oficial ada Dev-C++ <text:span text:style-name="T51">(Windows OS)</text:span>, Code::Blocks <text:span text:style-name="T51">(Windows OS &amp; Unix)</text:span>, CS50 Appliance dan editor-compiler bawaan Ubuntu/Linux.</text:p>
      <text:p text:style-name="P108">Final Project <text:span text:style-name="T52">dan Laporan Akhir</text:span></text:p>
      <text:p text:style-name="P107">Setiap kelompok wajib memb<text:span text:style-name="T50">uat laporan final project dan tiap praktikan wajib membuat laporan akhir yang berisi resume praktikum selama satu semester.</text:span></text:p>
      <text:p text:style-name="P104"/>
      <text:h text:style-name="P112" text:outline-level="1"><text:bookmark-start text:name="__RefHeading__234_350459392"/>Modul <text:span text:style-name="T9">0</text:span><text:bookmark-end text:name="__RefHeading__234_350459392"/></text:h>
      <text:p text:style-name="P35">Hello World, <text:span text:style-name="T41">Library, Header</text:span></text:p>
      <text:p text:style-name="P7">Tujuan :</text:p>
      <text:list xml:id="list5982519663292603432" text:style-name="L1">
        <text:list-item>
          <text:p text:style-name="P89">Mahasiswa mampu membuat program hello world dalam bahasa C</text:p>
        </text:list-item>
        <text:list-item>
          <text:p text:style-name="P89">Mahasiswa mengenali library, header dan penggunaannya dalam baha<text:span text:style-name="T42">sa</text:span> C</text:p>
          <text:p text:style-name="P89"/>
        </text:list-item>
      </text:list>
      <text:p text:style-name="P16"><text:span text:style-name="T28">Percobaan 1: </text:span>hello0.c</text:p>
      <text:p text:style-name="P55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printf<text:span text:style-name="T24">(</text:span><text:span text:style-name="T14">"hello,</text:span><text:span text:style-name="T12"> </text:span><text:span text:style-name="T14">world\n"</text:span><text:span text:style-name="T24">);</text:span></text:p>
      <text:p text:style-name="P78">}</text:p>
      <text:p text:style-name="P6"/>
      <text:p text:style-name="P8"><text:span text:style-name="T43">P</text:span><text:span text:style-name="T44">ercobaan </text:span><text:span text:style-name="T43">2: hell01.c</text:span></text:p>
      <text:p text:style-name="P74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25">char</text:span><text:span text:style-name="T12"> </text:span>name<text:span text:style-name="T24">[]</text:span><text:span text:style-name="T12"> </text:span><text:span text:style-name="T24">=</text:span><text:span text:style-name="T12"> </text:span><text:span text:style-name="T14">"Bagus</text:span><text:span text:style-name="T12"> </text:span><text:span text:style-name="T14">Tris</text:span><text:span text:style-name="T12"> </text:span><text:span text:style-name="T14">Atmaja"</text:span><text:span text:style-name="T24">;</text:span></text:p>
      <text:p text:style-name="P77"><text:span text:style-name="T12"><text:s text:c="4"/></text:span>printf<text:span text:style-name="T24">(</text:span><text:span text:style-name="T14">"hello,</text:span><text:span text:style-name="T12"> </text:span><text:span text:style-name="T14">%s\n"</text:span><text:span text:style-name="T24">,</text:span><text:span text:style-name="T12"> </text:span><text:span text:style-name="T26">name</text:span><text:span text:style-name="T24">);</text:span></text:p>
      <text:p text:style-name="P75">}</text:p>
      <text:p text:style-name="P18">Percobaan 3: hello2.c</text:p>
      <text:p text:style-name="P63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25">char</text:span><text:span text:style-name="T12"> </text:span><text:span text:style-name="T26">nama</text:span><text:span text:style-name="T24">[</text:span><text:span text:style-name="T14">5</text:span><text:span text:style-name="T24">];</text:span><text:span text:style-name="T12"> <text:s text:c="3"/></text:span></text:p>
      <text:p text:style-name="P77"><text:span text:style-name="T12"><text:s text:c="4"/></text:span>printf<text:span text:style-name="T24">(</text:span><text:span text:style-name="T14">"Masukkan</text:span><text:span text:style-name="T12"> </text:span><text:span text:style-name="T14">nama</text:span><text:span text:style-name="T12"> </text:span><text:span text:style-name="T14">anda:</text:span><text:span text:style-name="T12"> </text:span><text:span text:style-name="T14">"</text:span><text:span text:style-name="T24">);</text:span></text:p>
      <text:p text:style-name="P77"><text:span text:style-name="T12"><text:s text:c="4"/></text:span>scanf<text:span text:style-name="T24">(</text:span><text:span text:style-name="T14">"%s"</text:span><text:span text:style-name="T24">,</text:span><text:span text:style-name="T12"> </text:span><text:span text:style-name="T26">nama</text:span><text:span text:style-name="T24">);</text:span></text:p>
      <text:p text:style-name="P77"><text:span text:style-name="T12"><text:s text:c="4"/></text:span>printf<text:span text:style-name="T24">(</text:span><text:span text:style-name="T14">"hello,</text:span><text:span text:style-name="T12"> </text:span><text:span text:style-name="T14">%s\n"</text:span><text:span text:style-name="T24">,</text:span><text:span text:style-name="T12"> </text:span><text:span text:style-name="T26">nama</text:span><text:span text:style-name="T24">);</text:span></text:p>
      <text:p text:style-name="P75">}</text:p>
      <text:p text:style-name="P17">P<text:span text:style-name="T29">ercobaan 4: hello3.c</text:span></text:p>
      <text:p text:style-name="P62"><text:span text:style-name="T10">#include</text:span><text:span text:style-name="T12"> </text:span><text:span text:style-name="T14">&lt;stdio.h&gt;</text:span></text:p>
      <text:p text:style-name="P76"><text:span text:style-name="T11">#include</text:span><text:span text:style-name="T13"> </text:span><text:span text:style-name="T19">”</text:span><text:span text:style-name="T20">c</text:span><text:span text:style-name="T19">s50.h”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printf<text:span text:style-name="T24">(</text:span><text:span text:style-name="T14">"</text:span><text:span text:style-name="T21">Nama</text:span><text:span text:style-name="T14">:</text:span><text:span text:style-name="T12"> </text:span><text:span text:style-name="T14">"</text:span><text:span text:style-name="T24">);</text:span></text:p>
      <text:p text:style-name="P77"><text:span text:style-name="T12"><text:s text:c="4"/></text:span>string<text:span text:style-name="T12"> </text:span><text:span text:style-name="T26">nam</text:span><text:span text:style-name="T27">a</text:span><text:span text:style-name="T12"> </text:span><text:span text:style-name="T24">=</text:span><text:span text:style-name="T12"> </text:span>GetString<text:span text:style-name="T24">();</text:span></text:p>
      <text:p text:style-name="P77"><text:span text:style-name="T12"><text:s text:c="4"/></text:span>printf<text:span text:style-name="T24">(</text:span><text:span text:style-name="T14">"</text:span><text:span text:style-name="T22">H</text:span><text:span text:style-name="T14">ello,</text:span><text:span text:style-name="T12"> </text:span><text:span text:style-name="T14">%s\n"</text:span><text:span text:style-name="T24">,</text:span><text:span text:style-name="T12"> </text:span><text:span text:style-name="T26">nam</text:span><text:span text:style-name="T27">a</text:span><text:span text:style-name="T24">);</text:span></text:p>
      <text:p text:style-name="P78">}</text:p>
      <text:p text:style-name="P19"/>
      <text:p text:style-name="P19"/>
      <text:p text:style-name="P19"><text:soft-page-break/>Tugas Praktikum:</text:p>
      <text:list xml:id="list5789726601614719285" text:style-name="L2">
        <text:list-item>
          <text:p text:style-name="P90">Jelaskan yang dimaksud dengan library dan header file dalam bahasa C.</text:p>
        </text:list-item>
        <text:list-item>
          <text:p text:style-name="P90">Jelaskan dan apa fungsi:</text:p>
          <text:list>
            <text:list-item>
              <text:p text:style-name="P90">#include</text:p>
            </text:list-item>
            <text:list-item>
              <text:p text:style-name="P90">printf</text:p>
            </text:list-item>
          </text:list>
        </text:list-item>
        <text:list-item>
          <text:p text:style-name="P91">Beri comments tiap baris pada percobaan terakhir dan jelaskan secara singkat dalam 1-2 paragraf</text:p>
        </text:list-item>
        <text:list-item>
          <text:p text:style-name="P92">Apa yang anda ketahui tentang:</text:p>
          <text:list>
            <text:list-item>
              <text:p text:style-name="P92">Variabel</text:p>
            </text:list-item>
            <text:list-item>
              <text:p text:style-name="P92">Tipe data</text:p>
            </text:list-item>
            <text:list-item>
              <text:p text:style-name="P92">Input/Output</text:p>
            </text:list-item>
          </text:list>
        </text:list-item>
        <text:list-item>
          <text:p text:style-name="P111">Sebutkan dan jelaskan macam-macam tipe data dalam bahasa C</text:p>
        </text:list-item>
      </text:list>
      <text:h text:style-name="P113" text:outline-level="1"><text:bookmark-start text:name="__RefHeading__236_350459392"/>Modul <text:span text:style-name="T8">1</text:span><text:bookmark-end text:name="__RefHeading__236_350459392"/></text:h>
      <text:p text:style-name="Text_20_body">Variabel, Data Type, Input/Ouput</text:p>
      <text:p text:style-name="Text_20_body">Tujuan :</text:p>
      <text:list xml:id="list1574819653510840334" text:style-name="L9">
        <text:list-item>
          <text:p text:style-name="P109">Mahasiswa memahami dan mengenali beberapa tipe variabel, beberapa tipe data.</text:p>
        </text:list-item>
        <text:list-item>
          <text:p text:style-name="P109">Mahasiswa mampu mendemokan program yang mengambil input dari user (scanf/GetInt) dan mencetak outputnya</text:p>
          <text:p text:style-name="P109"/>
        </text:list-item>
      </text:list>
      <text:p text:style-name="P20">Percobaan 1: imprecision.c</text:p>
      <text:p text:style-name="P56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printf<text:span text:style-name="T24">(</text:span><text:span text:style-name="T14">"%.29f\n"</text:span><text:span text:style-name="T24">,</text:span><text:span text:style-name="T12"> </text:span><text:span text:style-name="T14">1.0</text:span><text:span text:style-name="T12"> </text:span><text:span text:style-name="T24">/</text:span><text:span text:style-name="T12"> </text:span><text:span text:style-name="T14">10.0</text:span><text:span text:style-name="T24">);</text:span></text:p>
      <text:p text:style-name="P78">}</text:p>
      <text:p text:style-name="P27"/>
      <text:p text:style-name="P21">Percobaan 2: adder.c</text:p>
      <text:p text:style-name="P57"><text:span text:style-name="T10">#include</text:span><text:span text:style-name="T12"> </text:span><text:span text:style-name="T15">"</text:span><text:span text:style-name="T16">c</text:span><text:span text:style-name="T14">s50.h</text:span><text:span text:style-name="T15">"</text:span></text:p>
      <text:p text:style-name="P74"><text:span text:style-name="T10">#include</text:span><text:span text:style-name="T12"> </text:span><text:span text:style-name="T14">&lt;stdio.h&gt;</text:span></text:p>
      <text:p text:style-name="P81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input</text:span><text:span text:style-name="T12"> </text:span></text:p>
      <text:p text:style-name="P77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</text:span><text:span text:style-name="T12"> </text:span><text:span text:style-name="T14">integer:</text:span><text:span text:style-name="T12"> </text:span><text:span text:style-name="T14">"</text:span><text:span text:style-name="T24">);</text:span></text:p>
      <text:p text:style-name="P77"><text:span text:style-name="T12"><text:s text:c="4"/></text:span><text:span text:style-name="T25">int</text:span><text:span text:style-name="T12"> </text:span><text:span text:style-name="T26">x</text:span><text:span text:style-name="T12"> </text:span><text:span text:style-name="T24">=</text:span><text:span text:style-name="T12"> </text:span>GetInt<text:span text:style-name="T24">();</text:span></text:p>
      <text:p text:style-name="P77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other</text:span><text:span text:style-name="T12"> </text:span><text:span text:style-name="T14">integer:</text:span><text:span text:style-name="T12"> </text:span><text:span text:style-name="T14">"</text:span><text:span text:style-name="T24">);</text:span></text:p>
      <text:p text:style-name="P74"><text:span text:style-name="T12"><text:s text:c="4"/></text:span><text:span text:style-name="T25">int</text:span><text:span text:style-name="T12"> </text:span><text:span text:style-name="T26">y</text:span><text:span text:style-name="T12"> </text:span><text:span text:style-name="T24">=</text:span><text:span text:style-name="T12"> </text:span>GetInt<text:span text:style-name="T24">();</text:span></text:p>
      <text:p text:style-name="P77"><text:span text:style-name="T12"><text:s text:c="4"/></text:span><text:span text:style-name="T30">//</text:span><text:span text:style-name="T12"> </text:span><text:span text:style-name="T30">do</text:span><text:span text:style-name="T12"> </text:span><text:span text:style-name="T30">the</text:span><text:span text:style-name="T12"> </text:span><text:span text:style-name="T30">math</text:span></text:p>
      <text:p text:style-name="P77"><text:span text:style-name="T12"><text:s text:c="4"/></text:span>printf<text:span text:style-name="T24">(</text:span><text:span text:style-name="T14">"The</text:span><text:span text:style-name="T12"> </text:span><text:span text:style-name="T14">sum</text:span><text:span text:style-name="T12"> </text:span><text:span text:style-name="T14">of</text:span><text:span text:style-name="T12"> </text:span><text:span text:style-name="T14">%i</text:span><text:span text:style-name="T12"> </text:span><text:span text:style-name="T14">and</text:span><text:span text:style-name="T12"> </text:span><text:span text:style-name="T14">%i</text:span><text:span text:style-name="T12"> </text:span><text:span text:style-name="T14">is</text:span><text:span text:style-name="T12"> </text:span><text:span text:style-name="T14">%i!\n"</text:span><text:span text:style-name="T24">,</text:span><text:span text:style-name="T12"> </text:span><text:span text:style-name="T26">x</text:span><text:span text:style-name="T24">,</text:span><text:span text:style-name="T12"> </text:span><text:span text:style-name="T26">y</text:span><text:span text:style-name="T24">,</text:span><text:span text:style-name="T12"> </text:span><text:span text:style-name="T26">x</text:span><text:span text:style-name="T12"> </text:span><text:span text:style-name="T24">+</text:span><text:span text:style-name="T12"> </text:span><text:span text:style-name="T26">y</text:span><text:span text:style-name="T24">);</text:span></text:p>
      <text:p text:style-name="P78">}</text:p>
      <text:p text:style-name="P27"/>
      <text:p text:style-name="P22"><text:span text:style-name="T32">Percobaan3: </text:span>f2c.c</text:p>
      <text:p text:style-name="P58"><text:span text:style-name="T10">#include</text:span><text:span text:style-name="T12"> </text:span><text:span text:style-name="T18">”</text:span><text:span text:style-name="T17">c</text:span><text:span text:style-name="T14">s50.h”</text:span></text:p>
      <text:p text:style-name="P74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temperature</text:span><text:span text:style-name="T12"> </text:span><text:span text:style-name="T30">in</text:span><text:span text:style-name="T12"> </text:span><text:span text:style-name="T30">Fahrenheit</text:span></text:p>
      <text:p text:style-name="P77"><text:span text:style-name="T12"><text:s text:c="4"/></text:span>printf<text:span text:style-name="T24">(</text:span><text:span text:style-name="T14">"Temperature</text:span><text:span text:style-name="T12"> </text:span><text:span text:style-name="T14">in</text:span><text:span text:style-name="T12"> </text:span><text:span text:style-name="T14">F:</text:span><text:span text:style-name="T12"> </text:span><text:span text:style-name="T14">"</text:span><text:span text:style-name="T24">);</text:span></text:p>
      <text:p text:style-name="P77"><text:span text:style-name="T12"><text:s text:c="4"/></text:span><text:span text:style-name="T25">float</text:span><text:span text:style-name="T12"> </text:span><text:span text:style-name="T26">f</text:span><text:span text:style-name="T12"> </text:span><text:span text:style-name="T24">=</text:span><text:span text:style-name="T12"> </text:span>GetFloat<text:span text:style-name="T24">();</text:span></text:p>
      <text:p text:style-name="P79"><text:s text:c="4"/></text:p>
      <text:p text:style-name="P77"><text:span text:style-name="T12"><text:s text:c="4"/></text:span><text:span text:style-name="T30">//</text:span><text:span text:style-name="T12"> </text:span><text:span text:style-name="T30">convert</text:span><text:span text:style-name="T12"> </text:span><text:span text:style-name="T30">F</text:span><text:span text:style-name="T12"> </text:span><text:span text:style-name="T30">to</text:span><text:span text:style-name="T12"> </text:span><text:span text:style-name="T30">C</text:span></text:p>
      <text:p text:style-name="P77"><text:span text:style-name="T12"><text:s text:c="4"/></text:span><text:span text:style-name="T25">float</text:span><text:span text:style-name="T12"> </text:span><text:span text:style-name="T26">c</text:span><text:span text:style-name="T12"> </text:span><text:span text:style-name="T24">=</text:span><text:span text:style-name="T12"> </text:span><text:span text:style-name="T14">5.0</text:span><text:span text:style-name="T12"> </text:span><text:span text:style-name="T24">/</text:span><text:span text:style-name="T12"> </text:span><text:span text:style-name="T14">9.0</text:span><text:span text:style-name="T12"> </text:span><text:span text:style-name="T24">*</text:span><text:span text:style-name="T12"> </text:span><text:span text:style-name="T24">(</text:span><text:span text:style-name="T26">f</text:span><text:span text:style-name="T12"> </text:span><text:span text:style-name="T24">-</text:span><text:span text:style-name="T12"> </text:span><text:span text:style-name="T14">32.0</text:span><text:span text:style-name="T24">);</text:span></text:p>
      <text:p text:style-name="P79"><text:s text:c="4"/></text:p>
      <text:p text:style-name="P77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result</text:span><text:span text:style-name="T12"> </text:span><text:span text:style-name="T30">to</text:span><text:span text:style-name="T12"> </text:span><text:span text:style-name="T30">one</text:span><text:span text:style-name="T12"> </text:span><text:span text:style-name="T30">decimal</text:span><text:span text:style-name="T12"> </text:span><text:span text:style-name="T30">place</text:span></text:p>
      <text:p text:style-name="P77"><text:span text:style-name="T12"><text:s text:c="4"/></text:span>printf<text:span text:style-name="T24">(</text:span><text:span text:style-name="T14">"%.1f\n"</text:span><text:span text:style-name="T24">,</text:span><text:span text:style-name="T12"> </text:span><text:span text:style-name="T26">c</text:span><text:span text:style-name="T24">);</text:span></text:p>
      <text:p text:style-name="P78"><text:soft-page-break/>}</text:p>
      <text:p text:style-name="P22"/>
      <text:p text:style-name="P25">Percobaan 4: tipedata.c</text:p>
      <text:p text:style-name="P61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)</text:span></text:p>
      <text:p text:style-name="P78">{</text:p>
      <text:p text:style-name="P77"><text:span text:style-name="T12"><text:s text:c="4"/></text:span>printf<text:span text:style-name="T24">(</text:span><text:span text:style-name="T14">"Saya</text:span><text:span text:style-name="T12"> </text:span><text:span text:style-name="T14">belajar</text:span><text:span text:style-name="T12"> </text:span><text:span text:style-name="T14">pemrograman</text:span><text:span text:style-name="T12"> </text:span><text:span text:style-name="T14">dengan</text:span><text:span text:style-name="T12"> </text:span><text:span text:style-name="T14">bahasa</text:span><text:span text:style-name="T12"> </text:span><text:span text:style-name="T14">(</text:span><text:span text:style-name="T12"> </text:span><text:span text:style-name="T14">%c</text:span><text:span text:style-name="T12"> </text:span><text:span text:style-name="T14">)</text:span><text:span text:style-name="T12"> <text:s/></text:span><text:span text:style-name="T14">&gt;&gt;</text:span><text:span text:style-name="T12"> </text:span><text:span text:style-name="T14">char</text:span><text:span text:style-name="T12"> </text:span><text:span text:style-name="T14">\n"</text:span><text:span text:style-name="T24">,</text:span><text:span text:style-name="T12"> </text:span><text:span text:style-name="T14">'C'</text:span><text:span text:style-name="T24">);</text:span><text:span text:style-name="T12"> <text:s text:c="3"/></text:span><text:span text:style-name="T30">//</text:span><text:span text:style-name="T12"> </text:span><text:span text:style-name="T30">char</text:span><text:span text:style-name="T12"> <text:s text:c="2"/></text:span></text:p>
      <text:p text:style-name="P77"><text:span text:style-name="T12"><text:s text:c="4"/></text:span>printf<text:span text:style-name="T24">(</text:span><text:span text:style-name="T14">"Saya</text:span><text:span text:style-name="T12"> </text:span><text:span text:style-name="T14">baru</text:span><text:span text:style-name="T12"> </text:span><text:span text:style-name="T14">saja</text:span><text:span text:style-name="T12"> </text:span><text:span text:style-name="T14">menyelesaikan</text:span><text:span text:style-name="T12"> </text:span><text:span text:style-name="T14">Bab</text:span><text:span text:style-name="T12"> </text:span><text:span text:style-name="T14">(</text:span><text:span text:style-name="T12"> </text:span><text:span text:style-name="T14">%d</text:span><text:span text:style-name="T12"> </text:span><text:span text:style-name="T14">)</text:span><text:span text:style-name="T12"> </text:span><text:span text:style-name="T14">&gt;&gt;</text:span><text:span text:style-name="T12"> </text:span><text:span text:style-name="T14">integer</text:span><text:span text:style-name="T12"> </text:span><text:span text:style-name="T14">\n"</text:span><text:span text:style-name="T24">,</text:span><text:span text:style-name="T12"> </text:span><text:span text:style-name="T14">2</text:span><text:span text:style-name="T24">);</text:span><text:span text:style-name="T12"> <text:s text:c="9"/></text:span><text:span text:style-name="T30">//</text:span><text:span text:style-name="T12"> </text:span><text:span text:style-name="T30">double</text:span></text:p>
      <text:p text:style-name="P77"><text:span text:style-name="T12"><text:s text:c="4"/></text:span>printf<text:span text:style-name="T24">(</text:span><text:span text:style-name="T14">"Saya</text:span><text:span text:style-name="T12"> </text:span><text:span text:style-name="T14">sudah</text:span><text:span text:style-name="T12"> </text:span><text:span text:style-name="T14">siap</text:span><text:span text:style-name="T12"> </text:span><text:span text:style-name="T14">(</text:span><text:span text:style-name="T12"> </text:span><text:span text:style-name="T14">%.1f</text:span><text:span text:style-name="T12"> </text:span><text:span text:style-name="T14">)</text:span><text:span text:style-name="T12"> </text:span><text:span text:style-name="T14">persen</text:span><text:span text:style-name="T12"> </text:span><text:span text:style-name="T14">untuk</text:span><text:span text:style-name="T12"> </text:span><text:span text:style-name="T14">move</text:span><text:span text:style-name="T12"> </text:span><text:span text:style-name="T14">on</text:span><text:span text:style-name="T12"> </text:span><text:span text:style-name="T14">"</text:span><text:span text:style-name="T24">,</text:span><text:span text:style-name="T12"> </text:span><text:span text:style-name="T14">99.9</text:span><text:span text:style-name="T24">);</text:span><text:span text:style-name="T12"> <text:s text:c="4"/></text:span><text:span text:style-name="T30">//</text:span><text:span text:style-name="T12"> </text:span><text:span text:style-name="T30">float</text:span></text:p>
      <text:p text:style-name="P77"><text:span text:style-name="T12"><text:s text:c="4"/></text:span>printf<text:span text:style-name="T24">(</text:span><text:span text:style-name="T14">"ke</text:span><text:span text:style-name="T12"> </text:span><text:span text:style-name="T14">Bab</text:span><text:span text:style-name="T12"> </text:span><text:span text:style-name="T14">selanjutnya!</text:span><text:span text:style-name="T12"> </text:span><text:span text:style-name="T14">&gt;&gt;</text:span><text:span text:style-name="T12"> </text:span><text:span text:style-name="T14">float</text:span><text:span text:style-name="T12"> </text:span><text:span text:style-name="T14">\n"</text:span><text:span text:style-name="T24">);</text:span></text:p>
      <text:p text:style-name="P77"><text:span text:style-name="T12"><text:s text:c="4"/></text:span><text:span text:style-name="T25">return</text:span><text:span text:style-name="T12"> </text:span><text:span text:style-name="T14">0</text:span><text:span text:style-name="T24">;</text:span></text:p>
      <text:p text:style-name="P78">}</text:p>
      <text:p text:style-name="P29"/>
      <text:p text:style-name="P23"><text:span text:style-name="T33">Percobaan 5: </text:span>string-0.c</text:p>
      <text:p text:style-name="P59"><text:span text:style-name="T10">#include</text:span><text:span text:style-name="T12"> </text:span><text:span text:style-name="T14">&lt;cs50.h&gt;</text:span></text:p>
      <text:p text:style-name="P77"><text:span text:style-name="T10">#include</text:span><text:span text:style-name="T12"> </text:span><text:span text:style-name="T14">&lt;stdio.h&gt;</text:span></text:p>
      <text:p text:style-name="P74"><text:span text:style-name="T10">#include</text:span><text:span text:style-name="T12"> </text:span><text:span text:style-name="T14">&lt;string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get</text:span><text:span text:style-name="T12"> </text:span><text:span text:style-name="T30">line</text:span><text:span text:style-name="T12"> </text:span><text:span text:style-name="T30">of</text:span><text:span text:style-name="T12"> </text:span><text:span text:style-name="T30">text</text:span></text:p>
      <text:p text:style-name="P74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77"><text:span text:style-name="T12"><text:s text:c="4"/></text:span><text:span text:style-name="T30">//</text:span><text:span text:style-name="T12"> </text:span><text:span text:style-name="T30">print</text:span><text:span text:style-name="T12"> </text:span><text:span text:style-name="T30">string,</text:span><text:span text:style-name="T12"> </text:span><text:span text:style-name="T30">one</text:span><text:span text:style-name="T12"> </text:span><text:span text:style-name="T30">character</text:span><text:span text:style-name="T12"> </text:span><text:span text:style-name="T30">per</text:span><text:span text:style-name="T12"> </text:span><text:span text:style-name="T30">line</text:span></text:p>
      <text:p text:style-name="P7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strlen<text:span text:style-name="T24">(</text:span><text:span text:style-name="T26">s</text:span><text:span text:style-name="T24">);</text:span><text:span text:style-name="T12"> </text:span><text:span text:style-name="T26">i</text:span><text:span text:style-name="T24">++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%c\n"</text:span><text:span text:style-name="T24">,</text:span><text:span text:style-name="T12"> </text:span><text:span text:style-name="T26">s</text:span><text:span text:style-name="T24">[</text:span><text:span text:style-name="T26">i</text:span><text:span text:style-name="T24">]);</text:span></text:p>
      <text:p text:style-name="P77"><text:span text:style-name="T12"><text:s text:c="4"/></text:span><text:span text:style-name="T24">}</text:span></text:p>
      <text:p text:style-name="P75">}</text:p>
      <text:p text:style-name="P23"><text:span text:style-name="T34">Percobaan 6: </text:span>string-1.c</text:p>
      <text:p text:style-name="P31"><text:span text:style-name="T31"><text:s/></text:span><text:span text:style-name="T10">#include</text:span><text:span text:style-name="T12"> </text:span><text:span text:style-name="T14">”</text:span><text:span text:style-name="T23">c</text:span><text:span text:style-name="T14">s50.h”</text:span></text:p>
      <text:p text:style-name="P77"><text:span text:style-name="T10">#include</text:span><text:span text:style-name="T12"> </text:span><text:span text:style-name="T14">&lt;stdio.h&gt;</text:span></text:p>
      <text:p text:style-name="P74"><text:span text:style-name="T10">#include</text:span><text:span text:style-name="T12"> </text:span><text:span text:style-name="T14">&lt;string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get</text:span><text:span text:style-name="T12"> </text:span><text:span text:style-name="T30">line</text:span><text:span text:style-name="T12"> </text:span><text:span text:style-name="T30">of</text:span><text:span text:style-name="T12"> </text:span><text:span text:style-name="T30">text</text:span></text:p>
      <text:p text:style-name="P74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77"><text:span text:style-name="T12"><text:s text:c="4"/></text:span><text:span text:style-name="T30">//</text:span><text:span text:style-name="T12"> </text:span><text:span text:style-name="T30">print</text:span><text:span text:style-name="T12"> </text:span><text:span text:style-name="T30">string,</text:span><text:span text:style-name="T12"> </text:span><text:span text:style-name="T30">one</text:span><text:span text:style-name="T12"> </text:span><text:span text:style-name="T30">character</text:span><text:span text:style-name="T12"> </text:span><text:span text:style-name="T30">per</text:span><text:span text:style-name="T12"> </text:span><text:span text:style-name="T30">line</text:span></text:p>
      <text:p text:style-name="P77"><text:span text:style-name="T12"><text:s text:c="4"/></text:span><text:span text:style-name="T25">if</text:span><text:span text:style-name="T12"> </text:span><text:span text:style-name="T24">(</text:span><text:span text:style-name="T26">s</text:span><text:span text:style-name="T12"> </text:span><text:span text:style-name="T24">!=</text:span><text:span text:style-name="T12"> </text:span>NULL<text:span text:style-name="T24">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strlen<text:span text:style-name="T24">(</text:span><text:span text:style-name="T26">s</text:span><text:span text:style-name="T24">);</text:span><text:span text:style-name="T12"> </text:span><text:span text:style-name="T26">i</text:span><text:span text:style-name="T24">++)</text:span></text:p>
      <text:p text:style-name="P77"><text:span text:style-name="T12"><text:s text:c="8"/></text:span><text:span text:style-name="T24">{</text:span></text:p>
      <text:p text:style-name="P77"><text:span text:style-name="T12"><text:s text:c="12"/></text:span>printf<text:span text:style-name="T24">(</text:span><text:span text:style-name="T14">"%c\n"</text:span><text:span text:style-name="T24">,</text:span><text:span text:style-name="T12"> </text:span><text:span text:style-name="T26">s</text:span><text:span text:style-name="T24">[</text:span><text:span text:style-name="T26">i</text:span><text:span text:style-name="T24">]);</text:span></text:p>
      <text:p text:style-name="P77"><text:span text:style-name="T12"><text:s text:c="8"/></text:span><text:span text:style-name="T24">}</text:span></text:p>
      <text:p text:style-name="P77"><text:span text:style-name="T12"><text:s text:c="4"/></text:span><text:span text:style-name="T24">}</text:span></text:p>
      <text:p text:style-name="P78">}</text:p>
      <text:p text:style-name="P23"><text:soft-page-break/><text:span text:style-name="T35">Percobaan 7: </text:span>string-2.c</text:p>
      <text:p text:style-name="P59"><text:span text:style-name="T10">#include</text:span><text:span text:style-name="T12"> </text:span><text:span text:style-name="T14">&lt;cs50.h&gt;</text:span></text:p>
      <text:p text:style-name="P77"><text:span text:style-name="T10">#include</text:span><text:span text:style-name="T12"> </text:span><text:span text:style-name="T14">&lt;stdio.h&gt;</text:span></text:p>
      <text:p text:style-name="P74"><text:span text:style-name="T10">#include</text:span><text:span text:style-name="T12"> </text:span><text:span text:style-name="T14">&lt;string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get</text:span><text:span text:style-name="T12"> </text:span><text:span text:style-name="T30">line</text:span><text:span text:style-name="T12"> </text:span><text:span text:style-name="T30">of</text:span><text:span text:style-name="T12"> </text:span><text:span text:style-name="T30">text</text:span></text:p>
      <text:p text:style-name="P74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77"><text:span text:style-name="T12"><text:s text:c="4"/></text:span><text:span text:style-name="T30">//</text:span><text:span text:style-name="T12"> </text:span><text:span text:style-name="T30">print</text:span><text:span text:style-name="T12"> </text:span><text:span text:style-name="T30">string,</text:span><text:span text:style-name="T12"> </text:span><text:span text:style-name="T30">one</text:span><text:span text:style-name="T12"> </text:span><text:span text:style-name="T30">character</text:span><text:span text:style-name="T12"> </text:span><text:span text:style-name="T30">per</text:span><text:span text:style-name="T12"> </text:span><text:span text:style-name="T30">line</text:span></text:p>
      <text:p text:style-name="P77"><text:span text:style-name="T12"><text:s text:c="4"/></text:span><text:span text:style-name="T25">if</text:span><text:span text:style-name="T12"> </text:span><text:span text:style-name="T24">(</text:span><text:span text:style-name="T26">s</text:span><text:span text:style-name="T12"> </text:span><text:span text:style-name="T24">!=</text:span><text:span text:style-name="T12"> </text:span>NULL<text:span text:style-name="T24">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strlen<text:span text:style-name="T24">(</text:span><text:span text:style-name="T26">s</text:span><text:span text:style-name="T24">);</text:span><text:span text:style-name="T12"> </text:span><text:span text:style-name="T26">i</text:span><text:span text:style-name="T24">++)</text:span></text:p>
      <text:p text:style-name="P77"><text:span text:style-name="T12"><text:s text:c="8"/></text:span><text:span text:style-name="T24">{</text:span></text:p>
      <text:p text:style-name="P77"><text:span text:style-name="T12"><text:s text:c="12"/></text:span>printf<text:span text:style-name="T24">(</text:span><text:span text:style-name="T14">"%c\n"</text:span><text:span text:style-name="T24">,</text:span><text:span text:style-name="T12"> </text:span><text:span text:style-name="T26">s</text:span><text:span text:style-name="T24">[</text:span><text:span text:style-name="T26">i</text:span><text:span text:style-name="T24">]);</text:span></text:p>
      <text:p text:style-name="P77"><text:span text:style-name="T12"><text:s text:c="8"/></text:span><text:span text:style-name="T24">}</text:span></text:p>
      <text:p text:style-name="P77"><text:span text:style-name="T12"><text:s text:c="4"/></text:span><text:span text:style-name="T24">}</text:span></text:p>
      <text:p text:style-name="P78">}</text:p>
      <text:p text:style-name="P24"/>
      <text:p text:style-name="P24"><text:span text:style-name="T36">Percobaan 8: </text:span>ascii-0.c</text:p>
      <text:p text:style-name="P60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uppercase</text:span><text:span text:style-name="T12"> </text:span><text:span text:style-name="T30">letters</text:span></text:p>
      <text:p text:style-name="P7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65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65</text:span><text:span text:style-name="T12"> </text:span><text:span text:style-name="T24">+</text:span><text:span text:style-name="T12"> </text:span><text:span text:style-name="T14">26</text:span><text:span text:style-name="T24">;</text:span><text:span text:style-name="T12"> </text:span><text:span text:style-name="T26">i</text:span><text:span text:style-name="T24">++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4">(</text:span><text:span text:style-name="T25">char</text:span><text:span text:style-name="T24">)</text:span><text:span text:style-name="T12"> </text:span><text:span text:style-name="T26">i</text:span><text:span text:style-name="T24">,</text:span><text:span text:style-name="T12"> </text:span><text:span text:style-name="T26">i</text:span><text:span text:style-name="T24">);</text:span></text:p>
      <text:p text:style-name="P74"><text:span text:style-name="T12"><text:s text:c="4"/></text:span><text:span text:style-name="T24">}</text:span></text:p>
      <text:p text:style-name="P77"><text:span text:style-name="T12"><text:s text:c="4"/></text:span><text:span text:style-name="T30">//</text:span><text:span text:style-name="T12"> </text:span><text:span text:style-name="T30">separate</text:span><text:span text:style-name="T12"> </text:span><text:span text:style-name="T30">uppercase</text:span><text:span text:style-name="T12"> </text:span><text:span text:style-name="T30">from</text:span><text:span text:style-name="T12"> </text:span><text:span text:style-name="T30">lowercase</text:span></text:p>
      <text:p text:style-name="P74"><text:span text:style-name="T12"><text:s text:c="4"/></text:span>printf<text:span text:style-name="T24">(</text:span><text:span text:style-name="T14">"\n"</text:span><text:span text:style-name="T24">);</text:span></text:p>
      <text:p text:style-name="P77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lowercase</text:span><text:span text:style-name="T12"> </text:span><text:span text:style-name="T30">letters</text:span></text:p>
      <text:p text:style-name="P7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97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97</text:span><text:span text:style-name="T12"> </text:span><text:span text:style-name="T24">+</text:span><text:span text:style-name="T12"> </text:span><text:span text:style-name="T14">26</text:span><text:span text:style-name="T24">;</text:span><text:span text:style-name="T12"> </text:span><text:span text:style-name="T26">i</text:span><text:span text:style-name="T24">++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4">(</text:span><text:span text:style-name="T25">char</text:span><text:span text:style-name="T24">)</text:span><text:span text:style-name="T12"> </text:span><text:span text:style-name="T26">i</text:span><text:span text:style-name="T24">,</text:span><text:span text:style-name="T12"> </text:span><text:span text:style-name="T26">i</text:span><text:span text:style-name="T24">);</text:span></text:p>
      <text:p text:style-name="P77"><text:span text:style-name="T12"><text:s text:c="4"/></text:span><text:span text:style-name="T24">}</text:span></text:p>
      <text:p text:style-name="P78">}</text:p>
      <text:p text:style-name="P28"/>
      <text:p text:style-name="P24"><text:span text:style-name="T37">Percobaan 9: </text:span>ascii-1.c</text:p>
      <text:p text:style-name="P60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uppercase</text:span><text:span text:style-name="T12"> </text:span><text:span text:style-name="T30">letters</text:span></text:p>
      <text:p text:style-name="P77"><text:span text:style-name="T12"><text:s text:c="4"/></text:span><text:span text:style-name="T25">for</text:span><text:span text:style-name="T12"> </text:span><text:span text:style-name="T24">(</text:span><text:span text:style-name="T25">char</text:span><text:span text:style-name="T12"> </text:span><text:span text:style-name="T26">c</text:span><text:span text:style-name="T12"> </text:span><text:span text:style-name="T24">=</text:span><text:span text:style-name="T12"> </text:span><text:span text:style-name="T14">'A'</text:span><text:span text:style-name="T24">;</text:span><text:span text:style-name="T12"> </text:span><text:span text:style-name="T26">c</text:span><text:span text:style-name="T12"> </text:span><text:span text:style-name="T24">&lt;=</text:span><text:span text:style-name="T12"> </text:span><text:span text:style-name="T14">'Z'</text:span><text:span text:style-name="T24">;</text:span><text:span text:style-name="T12"> </text:span><text:span text:style-name="T26">c</text:span><text:span text:style-name="T24">++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6">c</text:span><text:span text:style-name="T24">,</text:span><text:span text:style-name="T12"> </text:span><text:span text:style-name="T24">(</text:span><text:span text:style-name="T25">int</text:span><text:span text:style-name="T24">)</text:span><text:span text:style-name="T12"> </text:span><text:span text:style-name="T26">c</text:span><text:span text:style-name="T24">);</text:span></text:p>
      <text:p text:style-name="P74"><text:span text:style-name="T12"><text:s text:c="4"/></text:span><text:span text:style-name="T24">}</text:span></text:p>
      <text:p text:style-name="P77"><text:span text:style-name="T12"><text:s text:c="4"/></text:span><text:span text:style-name="T30">//</text:span><text:span text:style-name="T12"> </text:span><text:span text:style-name="T30">separate</text:span><text:span text:style-name="T12"> </text:span><text:span text:style-name="T30">uppercase</text:span><text:span text:style-name="T12"> </text:span><text:span text:style-name="T30">from</text:span><text:span text:style-name="T12"> </text:span><text:span text:style-name="T30">lowercase</text:span></text:p>
      <text:p text:style-name="P74"><text:span text:style-name="T12"><text:s text:c="4"/></text:span>printf<text:span text:style-name="T24">(</text:span><text:span text:style-name="T14">"\n"</text:span><text:span text:style-name="T24">);</text:span></text:p>
      <text:p text:style-name="P77"><text:soft-page-break/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lowercase</text:span><text:span text:style-name="T12"> </text:span><text:span text:style-name="T30">letters</text:span></text:p>
      <text:p text:style-name="P77"><text:span text:style-name="T12"><text:s text:c="4"/></text:span><text:span text:style-name="T25">for</text:span><text:span text:style-name="T12"> </text:span><text:span text:style-name="T24">(</text:span><text:span text:style-name="T25">char</text:span><text:span text:style-name="T12"> </text:span><text:span text:style-name="T26">c</text:span><text:span text:style-name="T12"> </text:span><text:span text:style-name="T24">=</text:span><text:span text:style-name="T12"> </text:span><text:span text:style-name="T14">'a'</text:span><text:span text:style-name="T24">;</text:span><text:span text:style-name="T12"> </text:span><text:span text:style-name="T26">c</text:span><text:span text:style-name="T12"> </text:span><text:span text:style-name="T24">&lt;=</text:span><text:span text:style-name="T12"> </text:span><text:span text:style-name="T14">'z'</text:span><text:span text:style-name="T24">;</text:span><text:span text:style-name="T12"> </text:span><text:span text:style-name="T26">c</text:span><text:span text:style-name="T24">++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6">c</text:span><text:span text:style-name="T24">,</text:span><text:span text:style-name="T12"> </text:span><text:span text:style-name="T24">(</text:span><text:span text:style-name="T25">int</text:span><text:span text:style-name="T24">)</text:span><text:span text:style-name="T12"> </text:span><text:span text:style-name="T26">c</text:span><text:span text:style-name="T24">);</text:span></text:p>
      <text:p text:style-name="P77"><text:span text:style-name="T12"><text:s text:c="4"/></text:span><text:span text:style-name="T24">}</text:span></text:p>
      <text:p text:style-name="P78">}</text:p>
      <text:p text:style-name="P28"/>
      <text:p text:style-name="P30">Tugas Praktikum:</text:p>
      <text:list xml:id="list1997594541488121887" text:style-name="L3">
        <text:list-item>
          <text:p text:style-name="P93">Buatlah program untuk konversi dari desimal ke biner dan jelaskan</text:p>
        </text:list-item>
        <text:list-item>
          <text:p text:style-name="P93">Buatlah program untuk merubah dari input huruf kecil menjadi output huruf besar beserta penjelasannya</text:p>
        </text:list-item>
        <text:list-item>
          <text:p text:style-name="P93">Buatlah program untuk merubah input huruf besar menjadi huruf kecil beserta penjelasannya.</text:p>
        </text:list-item>
        <text:list-item>
          <text:p text:style-name="P94">Apa yang anda ketahui tentang:</text:p>
          <text:list>
            <text:list-item>
              <text:p text:style-name="P94">If, else if dan else</text:p>
            </text:list-item>
            <text:list-item>
              <text:p text:style-name="P94">for</text:p>
            </text:list-item>
            <text:list-item>
              <text:p text:style-name="P94">while, do while</text:p>
            </text:list-item>
            <text:list-item>
              <text:p text:style-name="P94">swtich</text:p>
            </text:list-item>
          </text:list>
          <text:p text:style-name="P94"/>
        </text:list-item>
      </text:list>
      <text:h text:style-name="P114" text:outline-level="1"><text:bookmark-start text:name="__RefHeading__238_350459392"/>Modul <text:span text:style-name="T7">2</text:span><text:bookmark-end text:name="__RefHeading__238_350459392"/></text:h>
      <text:p text:style-name="P14">If, if-else, for, while, do-while</text:p>
      <text:p text:style-name="P32">Tujuan:</text:p>
      <text:list xml:id="list5470052637059737550" text:style-name="L4">
        <text:list-item>
          <text:p text:style-name="P95">Mahasiswa mamahami penggunaan decision (if dan for) serta mampu mendemokan penggunaannya.</text:p>
        </text:list-item>
        <text:list-item>
          <text:p text:style-name="P96">Mahasiswa mampu menggunakan dan mendemokan penggunaan loop/perulangan</text:p>
        </text:list-item>
      </text:list>
      <text:p text:style-name="P33"/>
      <text:p text:style-name="P32">Percobaan</text:p>
      <text:p text:style-name="P34">Percobaan 1: cough-<text:span text:style-name="T38">0</text:span>.c</text:p>
      <text:p text:style-name="P64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77"><text:span text:style-name="T12"><text:s text:c="4"/></text:span>printf<text:span text:style-name="T24">(</text:span><text:span text:style-name="T14">"cough\n"</text:span><text:span text:style-name="T24">);</text:span></text:p>
      <text:p text:style-name="P77"><text:span text:style-name="T12"><text:s text:c="4"/></text:span>printf<text:span text:style-name="T24">(</text:span><text:span text:style-name="T14">"cough\n"</text:span><text:span text:style-name="T24">);</text:span></text:p>
      <text:p text:style-name="P77"><text:span text:style-name="T12"><text:s text:c="4"/></text:span>printf<text:span text:style-name="T24">(</text:span><text:span text:style-name="T14">"cough\n"</text:span><text:span text:style-name="T24">);</text:span></text:p>
      <text:p text:style-name="P78">}</text:p>
      <text:p text:style-name="P34"/>
      <text:p text:style-name="P34">Percobaan 2: cough-1.c</text:p>
      <text:p text:style-name="P64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7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3</text:span><text:span text:style-name="T24">;</text:span><text:span text:style-name="T12"> </text:span><text:span text:style-name="T26">i</text:span><text:span text:style-name="T24">++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cough\n"</text:span><text:span text:style-name="T24">);</text:span></text:p>
      <text:p text:style-name="P77"><text:span text:style-name="T12"><text:s text:c="4"/></text:span><text:span text:style-name="T24">}</text:span></text:p>
      <text:p text:style-name="P78">}</text:p>
      <text:p text:style-name="P34"/>
      <text:p text:style-name="P34">Percobaan 3: <text:s/><text:span text:style-name="T39">buggy-0</text:span>.c</text:p>
      <text:p text:style-name="P64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=</text:span><text:span text:style-name="T12"> </text:span><text:span text:style-name="T14">10</text:span><text:span text:style-name="T24">;</text:span><text:span text:style-name="T12"> </text:span><text:span text:style-name="T26">i</text:span><text:span text:style-name="T24">++)</text:span></text:p>
      <text:p text:style-name="P77"><text:span text:style-name="T12"><text:s text:c="8"/></text:span>printf<text:span text:style-name="T24">(</text:span><text:span text:style-name="T14">"*"</text:span><text:span text:style-name="T24">);</text:span></text:p>
      <text:p text:style-name="P75">}</text:p>
      <text:p text:style-name="P34"/>
      <text:p text:style-name="P36">Percobaan 4: buggy-1.c</text:p>
      <text:p text:style-name="P65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oft-page-break/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=</text:span><text:span text:style-name="T12"> </text:span><text:span text:style-name="T14">10</text:span><text:span text:style-name="T24">;</text:span><text:span text:style-name="T12"> </text:span><text:span text:style-name="T26">i</text:span><text:span text:style-name="T24">++)</text:span></text:p>
      <text:p text:style-name="P77"><text:span text:style-name="T12"><text:s text:c="8"/></text:span>printf<text:span text:style-name="T24">(</text:span><text:span text:style-name="T14">"*"</text:span><text:span text:style-name="T24">);</text:span></text:p>
      <text:p text:style-name="P77"><text:span text:style-name="T12"><text:s text:c="8"/></text:span>printf<text:span text:style-name="T24">(</text:span><text:span text:style-name="T14">"\n"</text:span><text:span text:style-name="T24">);</text:span></text:p>
      <text:p text:style-name="P78">}</text:p>
      <text:p text:style-name="P36"/>
      <text:p text:style-name="P37">Percobaan 5: condition-0.c</text:p>
      <text:p text:style-name="P66"><text:span text:style-name="T10">#include</text:span><text:span text:style-name="T12"> </text:span><text:span text:style-name="T14">&lt;cs50.h&gt;</text:span></text:p>
      <text:p text:style-name="P74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/text:p>
      <text:p text:style-name="P77"><text:span text:style-name="T12"><text:s text:c="4"/></text:span>printf<text:span text:style-name="T24">(</text:span><text:span text:style-name="T14">"I'd</text:span><text:span text:style-name="T12"> </text:span><text:span text:style-name="T14">lik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please:</text:span><text:span text:style-name="T12"> </text:span><text:span text:style-name="T14">"</text:span><text:span text:style-name="T24">);</text:span></text:p>
      <text:p text:style-name="P74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77"><text:span text:style-name="T12"><text:s text:c="4"/></text:span><text:span text:style-name="T30">//</text:span><text:span text:style-name="T12"> </text:span><text:span text:style-name="T30">analyze</text:span><text:span text:style-name="T12"> </text:span><text:span text:style-name="T30">user's</text:span><text:span text:style-name="T12"> </text:span><text:span text:style-name="T30">input</text:span><text:span text:style-name="T12"> </text:span><text:span text:style-name="T30">(somewhat</text:span><text:span text:style-name="T12"> </text:span><text:span text:style-name="T30">inaccurately)</text:span></text:p>
      <text:p text:style-name="P77"><text:span text:style-name="T12"><text:s text:c="4"/>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</text:span><text:span text:style-name="T12"> </text:span><text:span text:style-name="T14">0</text:span><text:span text:style-name="T24">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positive</text:span><text:span text:style-name="T12"> </text:span><text:span text:style-name="T14">number!\n"</text:span><text:span text:style-name="T24">);</text:span></text:p>
      <text:p text:style-name="P77"><text:span text:style-name="T12"><text:s text:c="4"/></text:span><text:span text:style-name="T24">}</text:span></text:p>
      <text:p text:style-name="P77"><text:span text:style-name="T12"><text:s text:c="4"/></text:span><text:span text:style-name="T25">else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negative</text:span><text:span text:style-name="T12"> </text:span><text:span text:style-name="T14">number!\n"</text:span><text:span text:style-name="T24">);</text:span></text:p>
      <text:p text:style-name="P77"><text:span text:style-name="T12"><text:s text:c="4"/></text:span><text:span text:style-name="T24">}</text:span></text:p>
      <text:p text:style-name="P78">}</text:p>
      <text:p text:style-name="P37"/>
      <text:p text:style-name="P38">Percobaan 6: condition-1.c</text:p>
      <text:p text:style-name="P67"><text:span text:style-name="T10">#include</text:span><text:span text:style-name="T12"> </text:span><text:span text:style-name="T14">&lt;cs50.h&gt;</text:span></text:p>
      <text:p text:style-name="P74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/text:p>
      <text:p text:style-name="P77"><text:span text:style-name="T12"><text:s text:c="4"/></text:span>printf<text:span text:style-name="T24">(</text:span><text:span text:style-name="T14">"I'd</text:span><text:span text:style-name="T12"> </text:span><text:span text:style-name="T14">lik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please:</text:span><text:span text:style-name="T12"> </text:span><text:span text:style-name="T14">"</text:span><text:span text:style-name="T24">);</text:span></text:p>
      <text:p text:style-name="P74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77"><text:span text:style-name="T12"><text:s text:c="4"/></text:span><text:span text:style-name="T30">//</text:span><text:span text:style-name="T12"> </text:span><text:span text:style-name="T30">analyze</text:span><text:span text:style-name="T12"> </text:span><text:span text:style-name="T30">user's</text:span><text:span text:style-name="T12"> </text:span><text:span text:style-name="T30">input</text:span></text:p>
      <text:p text:style-name="P77"><text:span text:style-name="T12"><text:s text:c="4"/>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</text:span><text:span text:style-name="T12"> </text:span><text:span text:style-name="T14">0</text:span><text:span text:style-name="T24">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positive</text:span><text:span text:style-name="T12"> </text:span><text:span text:style-name="T14">number!\n"</text:span><text:span text:style-name="T24">);</text:span></text:p>
      <text:p text:style-name="P77"><text:span text:style-name="T12"><text:s text:c="4"/></text:span><text:span text:style-name="T24">}</text:span></text:p>
      <text:p text:style-name="P77"><text:span text:style-name="T12"><text:s text:c="4"/></text:span><text:span text:style-name="T25">else</text:span><text:span text:style-name="T12"> </text:span><text:span text:style-name="T25">if</text:span><text:span text:style-name="T12"> </text:span><text:span text:style-name="T24">(</text:span><text:span text:style-name="T26">n</text:span><text:span text:style-name="T12"> </text:span><text:span text:style-name="T24">==</text:span><text:span text:style-name="T12"> </text:span><text:span text:style-name="T14">0</text:span><text:span text:style-name="T24">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zero!\n"</text:span><text:span text:style-name="T24">);</text:span></text:p>
      <text:p text:style-name="P77"><text:span text:style-name="T12"><text:s text:c="4"/></text:span><text:span text:style-name="T24">}</text:span></text:p>
      <text:p text:style-name="P77"><text:span text:style-name="T12"><text:s text:c="4"/></text:span><text:span text:style-name="T25">else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negative</text:span><text:span text:style-name="T12"> </text:span><text:span text:style-name="T14">number!\n"</text:span><text:span text:style-name="T24">);</text:span></text:p>
      <text:p text:style-name="P77"><text:span text:style-name="T12"><text:s text:c="4"/></text:span><text:span text:style-name="T24">}</text:span></text:p>
      <text:p text:style-name="P78">}</text:p>
      <text:p text:style-name="P38"/>
      <text:p text:style-name="P38"/>
      <text:p text:style-name="P39"><text:soft-page-break/>Percobaan 7: nonswitch.c</text:p>
      <text:p text:style-name="P68"><text:span text:style-name="T10">#include</text:span><text:span text:style-name="T12"> </text:span><text:span text:style-name="T14">&lt;cs50.h&gt;</text:span></text:p>
      <text:p text:style-name="P74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/text:p>
      <text:p text:style-name="P77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between</text:span><text:span text:style-name="T12"> </text:span><text:span text:style-name="T14">1</text:span><text:span text:style-name="T12"> </text:span><text:span text:style-name="T14">and</text:span><text:span text:style-name="T12"> </text:span><text:span text:style-name="T14">10:</text:span><text:span text:style-name="T12"> </text:span><text:span text:style-name="T14">"</text:span><text:span text:style-name="T24">);</text:span></text:p>
      <text:p text:style-name="P74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77"><text:span text:style-name="T12"><text:s text:c="4"/></text:span><text:span text:style-name="T30">//</text:span><text:span text:style-name="T12"> </text:span><text:span text:style-name="T30">judge</text:span><text:span text:style-name="T12"> </text:span><text:span text:style-name="T30">user's</text:span><text:span text:style-name="T12"> </text:span><text:span text:style-name="T30">input</text:span></text:p>
      <text:p text:style-name="P77"><text:span text:style-name="T12"><text:s text:c="4"/>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=</text:span><text:span text:style-name="T12"> </text:span><text:span text:style-name="T14">1</text:span><text:span text:style-name="T12"> </text:span><text:span text:style-name="T24">&amp;&amp;</text:span><text:span text:style-name="T12"> </text:span><text:span text:style-name="T26">n</text:span><text:span text:style-name="T12"> </text:span><text:span text:style-name="T24">&lt;=</text:span><text:span text:style-name="T12"> </text:span><text:span text:style-name="T14">3</text:span><text:span text:style-name="T24">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small</text:span><text:span text:style-name="T12"> </text:span><text:span text:style-name="T14">number.\n"</text:span><text:span text:style-name="T24">);</text:span></text:p>
      <text:p text:style-name="P77"><text:span text:style-name="T12"><text:s text:c="4"/></text:span><text:span text:style-name="T24">}</text:span></text:p>
      <text:p text:style-name="P77"><text:span text:style-name="T12"><text:s text:c="4"/></text:span><text:span text:style-name="T25">else</text:span><text:span text:style-name="T12"> 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=</text:span><text:span text:style-name="T12"> </text:span><text:span text:style-name="T14">4</text:span><text:span text:style-name="T12"> </text:span><text:span text:style-name="T24">&amp;&amp;</text:span><text:span text:style-name="T12"> </text:span><text:span text:style-name="T26">n</text:span><text:span text:style-name="T12"> </text:span><text:span text:style-name="T24">&lt;=</text:span><text:span text:style-name="T12"> </text:span><text:span text:style-name="T14">6</text:span><text:span text:style-name="T24">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medium</text:span><text:span text:style-name="T12"> </text:span><text:span text:style-name="T14">number.\n"</text:span><text:span text:style-name="T24">);</text:span></text:p>
      <text:p text:style-name="P77"><text:span text:style-name="T12"><text:s text:c="4"/></text:span><text:span text:style-name="T24">}</text:span></text:p>
      <text:p text:style-name="P77"><text:span text:style-name="T12"><text:s text:c="4"/></text:span><text:span text:style-name="T25">else</text:span><text:span text:style-name="T12"> 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=</text:span><text:span text:style-name="T12"> </text:span><text:span text:style-name="T14">7</text:span><text:span text:style-name="T12"> </text:span><text:span text:style-name="T24">&amp;&amp;</text:span><text:span text:style-name="T12"> </text:span><text:span text:style-name="T26">n</text:span><text:span text:style-name="T12"> </text:span><text:span text:style-name="T24">&lt;=</text:span><text:span text:style-name="T12"> </text:span><text:span text:style-name="T14">10</text:span><text:span text:style-name="T24">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big</text:span><text:span text:style-name="T12"> </text:span><text:span text:style-name="T14">number.\n"</text:span><text:span text:style-name="T24">);</text:span></text:p>
      <text:p text:style-name="P77"><text:span text:style-name="T12"><text:s text:c="4"/></text:span><text:span text:style-name="T24">}</text:span></text:p>
      <text:p text:style-name="P77"><text:span text:style-name="T12"><text:s text:c="4"/></text:span><text:span text:style-name="T25">else</text:span><text:span text:style-name="T12"> 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n</text:span><text:span text:style-name="T12"> </text:span><text:span text:style-name="T14">invalid</text:span><text:span text:style-name="T12"> </text:span><text:span text:style-name="T14">number.\n"</text:span><text:span text:style-name="T24">);</text:span></text:p>
      <text:p text:style-name="P77"><text:span text:style-name="T12"><text:s text:c="4"/></text:span><text:span text:style-name="T24">}</text:span></text:p>
      <text:p text:style-name="P78">}</text:p>
      <text:p text:style-name="P39"/>
      <text:p text:style-name="P40">Percobaan 8: switch.c</text:p>
      <text:p text:style-name="P69"><text:span text:style-name="T10">#include</text:span><text:span text:style-name="T12"> </text:span><text:span text:style-name="T14">&lt;cs50.h&gt;</text:span></text:p>
      <text:p text:style-name="P74"><text:span text:style-name="T10">#include</text:span><text:span text:style-name="T12"> </text:span><text:span text:style-name="T14">&lt;stdio.h&gt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text:span text:style-name="T12"> </text:span></text:p>
      <text:p text:style-name="P77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between</text:span><text:span text:style-name="T12"> </text:span><text:span text:style-name="T14">1</text:span><text:span text:style-name="T12"> </text:span><text:span text:style-name="T14">and</text:span><text:span text:style-name="T12"> </text:span><text:span text:style-name="T14">10:</text:span><text:span text:style-name="T12"> </text:span><text:span text:style-name="T14">"</text:span><text:span text:style-name="T24">);</text:span></text:p>
      <text:p text:style-name="P74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77"><text:span text:style-name="T12"><text:s text:c="4"/></text:span><text:span text:style-name="T30">//</text:span><text:span text:style-name="T12"> </text:span><text:span text:style-name="T30">judge</text:span><text:span text:style-name="T12"> </text:span><text:span text:style-name="T30">user's</text:span><text:span text:style-name="T12"> </text:span><text:span text:style-name="T30">input</text:span></text:p>
      <text:p text:style-name="P77"><text:span text:style-name="T12"><text:s text:c="4"/></text:span><text:span text:style-name="T25">switch</text:span><text:span text:style-name="T12"> </text:span><text:span text:style-name="T24">(</text:span><text:span text:style-name="T26">n</text:span><text:span text:style-name="T24">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<text:span text:style-name="T25">case</text:span><text:span text:style-name="T12"> </text:span><text:span text:style-name="T14">1</text:span><text:span text:style-name="T24">:</text:span></text:p>
      <text:p text:style-name="P77"><text:span text:style-name="T12"><text:s text:c="8"/></text:span><text:span text:style-name="T25">case</text:span><text:span text:style-name="T12"> </text:span><text:span text:style-name="T14">2</text:span><text:span text:style-name="T24">:</text:span></text:p>
      <text:p text:style-name="P77"><text:span text:style-name="T12"><text:s text:c="8"/></text:span><text:span text:style-name="T25">case</text:span><text:span text:style-name="T12"> </text:span><text:span text:style-name="T14">3</text:span><text:span text:style-name="T24">:</text:span></text:p>
      <text:p text:style-name="P77"><text:span text:style-name="T12"><text:s text:c="12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small</text:span><text:span text:style-name="T12"> </text:span><text:span text:style-name="T14">number.\n"</text:span><text:span text:style-name="T24">);</text:span></text:p>
      <text:p text:style-name="P74"><text:span text:style-name="T12"><text:s text:c="12"/></text:span><text:span text:style-name="T25">break</text:span><text:span text:style-name="T24">;</text:span></text:p>
      <text:p text:style-name="P77"><text:span text:style-name="T12"><text:s text:c="8"/></text:span><text:span text:style-name="T25">case</text:span><text:span text:style-name="T12"> </text:span><text:span text:style-name="T14">4</text:span><text:span text:style-name="T24">:</text:span></text:p>
      <text:p text:style-name="P77"><text:span text:style-name="T12"><text:s text:c="8"/></text:span><text:span text:style-name="T25">case</text:span><text:span text:style-name="T12"> </text:span><text:span text:style-name="T14">5</text:span><text:span text:style-name="T24">:</text:span></text:p>
      <text:p text:style-name="P77"><text:span text:style-name="T12"><text:s text:c="8"/></text:span><text:span text:style-name="T25">case</text:span><text:span text:style-name="T12"> </text:span><text:span text:style-name="T14">6</text:span><text:span text:style-name="T24">:</text:span></text:p>
      <text:p text:style-name="P77"><text:span text:style-name="T12"><text:s text:c="12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medium</text:span><text:span text:style-name="T12"> </text:span><text:span text:style-name="T14">number.\n"</text:span><text:span text:style-name="T24">);</text:span></text:p>
      <text:p text:style-name="P74"><text:span text:style-name="T12"><text:s text:c="12"/></text:span><text:span text:style-name="T25">break</text:span><text:span text:style-name="T24">;</text:span></text:p>
      <text:p text:style-name="P77"><text:span text:style-name="T12"><text:s text:c="8"/></text:span><text:span text:style-name="T25">case</text:span><text:span text:style-name="T12"> </text:span><text:span text:style-name="T14">7</text:span><text:span text:style-name="T24">:</text:span></text:p>
      <text:p text:style-name="P77"><text:soft-page-break/><text:span text:style-name="T12"><text:s text:c="8"/></text:span><text:span text:style-name="T25">case</text:span><text:span text:style-name="T12"> </text:span><text:span text:style-name="T14">8</text:span><text:span text:style-name="T24">:</text:span></text:p>
      <text:p text:style-name="P77"><text:span text:style-name="T12"><text:s text:c="8"/></text:span><text:span text:style-name="T25">case</text:span><text:span text:style-name="T12"> </text:span><text:span text:style-name="T14">9</text:span><text:span text:style-name="T24">:</text:span></text:p>
      <text:p text:style-name="P77"><text:span text:style-name="T12"><text:s text:c="8"/></text:span><text:span text:style-name="T25">case</text:span><text:span text:style-name="T12"> </text:span><text:span text:style-name="T14">10</text:span><text:span text:style-name="T24">:</text:span></text:p>
      <text:p text:style-name="P77"><text:span text:style-name="T12"><text:s text:c="12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big</text:span><text:span text:style-name="T12"> </text:span><text:span text:style-name="T14">number.\n"</text:span><text:span text:style-name="T24">);</text:span></text:p>
      <text:p text:style-name="P74"><text:span text:style-name="T12"><text:s text:c="12"/></text:span><text:span text:style-name="T25">break</text:span><text:span text:style-name="T24">;</text:span></text:p>
      <text:p text:style-name="P77"><text:span text:style-name="T12"><text:s text:c="8"/></text:span><text:span text:style-name="T25">default</text:span><text:span text:style-name="T24">:</text:span></text:p>
      <text:p text:style-name="P77"><text:span text:style-name="T12"><text:s text:c="11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n</text:span><text:span text:style-name="T12"> </text:span><text:span text:style-name="T14">invalid</text:span><text:span text:style-name="T12"> </text:span><text:span text:style-name="T14">number.\n"</text:span><text:span text:style-name="T24">);</text:span></text:p>
      <text:p text:style-name="P77"><text:span text:style-name="T12"><text:s text:c="11"/></text:span><text:span text:style-name="T25">break</text:span><text:span text:style-name="T24">;</text:span></text:p>
      <text:p text:style-name="P77"><text:span text:style-name="T12"><text:s text:c="4"/></text:span><text:span text:style-name="T24">}</text:span></text:p>
      <text:p text:style-name="P78">}</text:p>
      <text:p text:style-name="P40"/>
      <text:p text:style-name="P32">Tugas Praktikum:</text:p>
      <text:list xml:id="list5944861573807148778" text:style-name="L5">
        <text:list-item>
          <text:p text:style-name="P97">Buatlah sebuah program dengan menggunakan if, else if dan else.</text:p>
        </text:list-item>
        <text:list-item>
          <text:p text:style-name="P97">Buatlah sebuah program dengan menggunakan while, dan do while</text:p>
        </text:list-item>
        <text:list-item>
          <text:p text:style-name="P97">Buatlah sebuah program dengan menggunakan loop for</text:p>
        </text:list-item>
        <text:list-item>
          <text:p text:style-name="P97"/>
        </text:list-item>
      </text:list>
      <text:p text:style-name="P32"/>
      <text:h text:style-name="P115" text:outline-level="1"><text:bookmark-start text:name="__RefHeading__6214_1939934697"/>Modul <text:span text:style-name="T7">3</text:span><text:bookmark-end text:name="__RefHeading__6214_1939934697"/></text:h>
      <text:p text:style-name="P15">Logika dan Aplikasi</text:p>
      <text:p text:style-name="Text_20_body"/>
      <text:p text:style-name="P10"/>
      <text:h text:style-name="P112" text:outline-level="1"><text:bookmark-start text:name="__RefHeading__240_350459392"/>Modul <text:span text:style-name="T4">4</text:span><text:bookmark-end text:name="__RefHeading__240_350459392"/></text:h>
      <text:p text:style-name="Text_20_body">Fungsi, Fungsi Mengembalikan Nilai, Fungsi Tidak Mengembalikan Nilai</text:p>
      <text:p text:style-name="Text_20_body"><text:bookmark-start text:name="__RefHeading__6216_1939934697"/>Tujuan:<text:bookmark-end text:name="__RefHeading__6216_1939934697"/></text:p>
      <text:list xml:id="list7010141311375957660" text:style-name="L6">
        <text:list-item>
          <text:p text:style-name="P98">Mahasiswa mampu mendemokan fungsi, fungsi mengembalikan nilai dan fungsi yang tidak mengembalikan nilai</text:p>
        </text:list-item>
      </text:list>
      <text:p text:style-name="P42"/>
      <text:p text:style-name="P41">Percobaan 1: <text:span text:style-name="T40">function-0.c</text:span></text:p>
      <text:p text:style-name="P70"><text:span text:style-name="T10">#include</text:span><text:span text:style-name="T12"> </text:span><text:span text:style-name="T14">&lt;cs50.h&gt;</text:span></text:p>
      <text:p text:style-name="P74"><text:span text:style-name="T10">#include</text:span><text:span text:style-name="T12"> </text:span><text:span text:style-name="T14">&lt;stdio.h&gt;</text:span></text:p>
      <text:p text:style-name="P77"><text:span text:style-name="T30">//</text:span><text:span text:style-name="T12"> </text:span><text:span text:style-name="T30">prototype</text:span></text:p>
      <text:p text:style-name="P74"><text:span text:style-name="T25">void</text:span><text:span text:style-name="T12"> </text:span><text:span text:style-name="T26">PrintName</text:span><text:span text:style-name="T24">(</text:span>string<text:span text:style-name="T12"> </text:span>name<text:span text:style-name="T24">)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printf<text:span text:style-name="T24">(</text:span><text:span text:style-name="T14">"Your</text:span><text:span text:style-name="T12"> </text:span><text:span text:style-name="T14">name:</text:span><text:span text:style-name="T12"> </text:span><text:span text:style-name="T14">"</text:span><text:span text:style-name="T24">);</text:span></text:p>
      <text:p text:style-name="P77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77"><text:span text:style-name="T12"><text:s text:c="4"/></text:span><text:span text:style-name="T26">PrintName</text:span><text:span text:style-name="T24">(</text:span><text:span text:style-name="T26">s</text:span><text:span text:style-name="T24">);</text:span></text:p>
      <text:p text:style-name="P75">}</text:p>
      <text:p text:style-name="P80">/**</text:p>
      <text:p text:style-name="P77"><text:span text:style-name="T12"><text:s/></text:span><text:span text:style-name="T30">*</text:span><text:span text:style-name="T12"> </text:span><text:span text:style-name="T30">Says</text:span><text:span text:style-name="T12"> </text:span><text:span text:style-name="T30">hello</text:span><text:span text:style-name="T12"> </text:span><text:span text:style-name="T30">to</text:span><text:span text:style-name="T12"> </text:span><text:span text:style-name="T30">someone</text:span><text:span text:style-name="T12"> </text:span><text:span text:style-name="T30">by</text:span><text:span text:style-name="T12"> </text:span><text:span text:style-name="T30">name.</text:span></text:p>
      <text:p text:style-name="P77"><text:span text:style-name="T12"><text:s/></text:span><text:span text:style-name="T30">*/</text:span></text:p>
      <text:p text:style-name="P77"><text:span text:style-name="T25">void</text:span><text:span text:style-name="T12"> </text:span><text:span text:style-name="T26">PrintName</text:span><text:span text:style-name="T24">(</text:span>string<text:span text:style-name="T12"> </text:span><text:span text:style-name="T26">name</text:span><text:span text:style-name="T24">)</text:span></text:p>
      <text:p text:style-name="P78">{</text:p>
      <text:p text:style-name="P77"><text:span text:style-name="T12"><text:s text:c="4"/></text:span>printf<text:span text:style-name="T24">(</text:span><text:span text:style-name="T14">"hello,</text:span><text:span text:style-name="T12"> </text:span><text:span text:style-name="T14">%s\n"</text:span><text:span text:style-name="T24">,</text:span><text:span text:style-name="T12"> </text:span><text:span text:style-name="T26">name</text:span><text:span text:style-name="T24">);</text:span></text:p>
      <text:p text:style-name="P75">}</text:p>
      <text:p text:style-name="P43">Percobaan 2: function-1.c</text:p>
      <text:p text:style-name="P71"><text:span text:style-name="T10">#include</text:span><text:span text:style-name="T12"> </text:span><text:span text:style-name="T14">&lt;cs50.h&gt;</text:span></text:p>
      <text:p text:style-name="P74"><text:span text:style-name="T10">#include</text:span><text:span text:style-name="T12"> </text:span><text:span text:style-name="T14">&lt;stdio.h&gt;</text:span></text:p>
      <text:p text:style-name="P77"><text:span text:style-name="T30">//</text:span><text:span text:style-name="T12"> </text:span><text:span text:style-name="T30">prototype</text:span></text:p>
      <text:p text:style-name="P74"><text:span text:style-name="T25">int</text:span><text:span text:style-name="T12"> </text:span><text:span text:style-name="T26">GetPositiveInt</text:span><text:span text:style-name="T24">()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<text:span text:style-name="T26">GetPositiveInt</text:span><text:span text:style-name="T24">();</text:span></text:p>
      <text:p text:style-name="P77"><text:span text:style-name="T12"><text:s text:c="4"/></text:span>printf<text:span text:style-name="T24">(</text:span><text:span text:style-name="T14">"Thanks</text:span><text:span text:style-name="T12"> </text:span><text:span text:style-name="T14">for</text:span><text:span text:style-name="T12"> </text:span><text:span text:style-name="T14">the</text:span><text:span text:style-name="T12"> </text:span><text:span text:style-name="T14">%i!\n"</text:span><text:span text:style-name="T24">,</text:span><text:span text:style-name="T12"> </text:span><text:span text:style-name="T26">n</text:span><text:span text:style-name="T24">);</text:span></text:p>
      <text:p text:style-name="P75">}</text:p>
      <text:p text:style-name="P80">/**</text:p>
      <text:p text:style-name="P77"><text:span text:style-name="T12"><text:s/></text:span><text:span text:style-name="T30">*</text:span><text:span text:style-name="T12"> </text:span><text:span text:style-name="T30">Gets</text:span><text:span text:style-name="T12"> </text:span><text:span text:style-name="T30">a</text:span><text:span text:style-name="T12"> </text:span><text:span text:style-name="T30">positive</text:span><text:span text:style-name="T12"> </text:span><text:span text:style-name="T30">integer</text:span><text:span text:style-name="T12"> </text:span><text:span text:style-name="T30">from</text:span><text:span text:style-name="T12"> </text:span><text:span text:style-name="T30">a</text:span><text:span text:style-name="T12"> </text:span><text:span text:style-name="T30">user.</text:span></text:p>
      <text:p text:style-name="P77"><text:span text:style-name="T12"><text:s/></text:span><text:span text:style-name="T30">*/</text:span></text:p>
      <text:p text:style-name="P77"><text:span text:style-name="T25">int</text:span><text:span text:style-name="T12"> </text:span><text:span text:style-name="T26">GetPositiveInt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25">int</text:span><text:span text:style-name="T12"> </text:span><text:span text:style-name="T26">n</text:span><text:span text:style-name="T24">;</text:span></text:p>
      <text:p text:style-name="P77"><text:span text:style-name="T12"><text:s text:c="4"/></text:span><text:span text:style-name="T25">do</text:span></text:p>
      <text:p text:style-name="P77"><text:soft-page-break/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Please</text:span><text:span text:style-name="T12"> </text:span><text:span text:style-name="T14">give</text:span><text:span text:style-name="T12"> </text:span><text:span text:style-name="T14">me</text:span><text:span text:style-name="T12"> </text:span><text:span text:style-name="T14">a</text:span><text:span text:style-name="T12"> </text:span><text:span text:style-name="T14">positive</text:span><text:span text:style-name="T12"> </text:span><text:span text:style-name="T14">int:</text:span><text:span text:style-name="T12"> </text:span><text:span text:style-name="T14">"</text:span><text:span text:style-name="T24">);</text:span></text:p>
      <text:p text:style-name="P77"><text:span text:style-name="T12"><text:s text:c="8"/>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77"><text:span text:style-name="T12"><text:s text:c="4"/></text:span><text:span text:style-name="T24">}</text:span></text:p>
      <text:p text:style-name="P77"><text:span text:style-name="T12"><text:s text:c="4"/></text:span><text:span text:style-name="T25">while</text:span><text:span text:style-name="T12"> </text:span><text:span text:style-name="T24">(</text:span><text:span text:style-name="T26">n</text:span><text:span text:style-name="T12"> </text:span><text:span text:style-name="T24">&lt;</text:span><text:span text:style-name="T12"> </text:span><text:span text:style-name="T14">1</text:span><text:span text:style-name="T24">);</text:span></text:p>
      <text:p text:style-name="P77"><text:span text:style-name="T12"><text:s text:c="4"/></text:span><text:span text:style-name="T25">return</text:span><text:span text:style-name="T12"> </text:span><text:span text:style-name="T26">n</text:span><text:span text:style-name="T24">;</text:span></text:p>
      <text:p text:style-name="P78">}</text:p>
      <text:p text:style-name="P43"/>
      <text:p text:style-name="P26">Percobaan 3: return.c</text:p>
      <text:p text:style-name="P71"><text:span text:style-name="T10">#include</text:span><text:span text:style-name="T12"> </text:span><text:span text:style-name="T14">&lt;stdio.h&gt;</text:span></text:p>
      <text:p text:style-name="P77"/>
      <text:p text:style-name="P77"><text:span text:style-name="T30">//</text:span><text:span text:style-name="T12"> </text:span><text:span text:style-name="T30">function</text:span><text:span text:style-name="T12"> </text:span><text:span text:style-name="T30">prototype</text:span></text:p>
      <text:p text:style-name="P74"><text:span text:style-name="T25">int</text:span><text:span text:style-name="T12"> </text:span><text:span text:style-name="T26">cube</text:span><text:span text:style-name="T24">(</text:span><text:span text:style-name="T25">int</text:span><text:span text:style-name="T12"> </text:span>a<text:span text:style-name="T24">)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25">int</text:span><text:span text:style-name="T12"> </text:span><text:span text:style-name="T26">x</text:span><text:span text:style-name="T12"> </text:span><text:span text:style-name="T24">=</text:span><text:span text:style-name="T12"> </text:span><text:span text:style-name="T14">2</text:span><text:span text:style-name="T24">;</text:span></text:p>
      <text:p text:style-name="P77"><text:span text:style-name="T12"><text:s text:c="4"/></text:span>printf<text:span text:style-name="T24">(</text:span><text:span text:style-name="T14">"x</text:span><text:span text:style-name="T12"> </text:span><text:span text:style-name="T14">is</text:span><text:span text:style-name="T12"> </text:span><text:span text:style-name="T14">now</text:span><text:span text:style-name="T12"> </text:span><text:span text:style-name="T14">%i\n"</text:span><text:span text:style-name="T24">,</text:span><text:span text:style-name="T12"> </text:span><text:span text:style-name="T26">x</text:span><text:span text:style-name="T24">);</text:span></text:p>
      <text:p text:style-name="P77"><text:span text:style-name="T12"><text:s text:c="4"/></text:span>printf<text:span text:style-name="T24">(</text:span><text:span text:style-name="T14">"Cubing...\n"</text:span><text:span text:style-name="T24">);</text:span></text:p>
      <text:p text:style-name="P77"><text:span text:style-name="T12"><text:s text:c="4"/></text:span><text:span text:style-name="T26">x</text:span><text:span text:style-name="T12"> </text:span><text:span text:style-name="T24">=</text:span><text:span text:style-name="T12"> </text:span><text:span text:style-name="T26">cube</text:span><text:span text:style-name="T24">(</text:span><text:span text:style-name="T26">x</text:span><text:span text:style-name="T24">);</text:span></text:p>
      <text:p text:style-name="P77"><text:span text:style-name="T12"><text:s text:c="4"/></text:span>printf<text:span text:style-name="T24">(</text:span><text:span text:style-name="T14">"Cubed!\n"</text:span><text:span text:style-name="T24">);</text:span></text:p>
      <text:p text:style-name="P77"><text:span text:style-name="T12"><text:s text:c="4"/></text:span>printf<text:span text:style-name="T24">(</text:span><text:span text:style-name="T14">"x</text:span><text:span text:style-name="T12"> </text:span><text:span text:style-name="T14">is</text:span><text:span text:style-name="T12"> </text:span><text:span text:style-name="T14">now</text:span><text:span text:style-name="T12"> </text:span><text:span text:style-name="T14">%i\n"</text:span><text:span text:style-name="T24">,</text:span><text:span text:style-name="T12"> </text:span><text:span text:style-name="T26">x</text:span><text:span text:style-name="T24">);</text:span></text:p>
      <text:p text:style-name="P75">}</text:p>
      <text:p text:style-name="P80">/**</text:p>
      <text:p text:style-name="P77"><text:span text:style-name="T12"><text:s/></text:span><text:span text:style-name="T30">*</text:span><text:span text:style-name="T12"> </text:span><text:span text:style-name="T30">Cubes</text:span><text:span text:style-name="T12"> </text:span><text:span text:style-name="T30">argument.</text:span></text:p>
      <text:p text:style-name="P77"><text:span text:style-name="T12"><text:s/></text:span><text:span text:style-name="T30">*/</text:span></text:p>
      <text:p text:style-name="P77"><text:span text:style-name="T25">int</text:span><text:span text:style-name="T12"> </text:span><text:span text:style-name="T26">cube</text:span><text:span text:style-name="T24">(</text:span><text:span text:style-name="T25">int</text:span><text:span text:style-name="T12"> </text:span><text:span text:style-name="T26">n</text:span><text:span text:style-name="T24">)</text:span></text:p>
      <text:p text:style-name="P78">{</text:p>
      <text:p text:style-name="P77"><text:span text:style-name="T12"><text:s text:c="4"/></text:span><text:span text:style-name="T25">return</text:span><text:span text:style-name="T12"> </text:span><text:span text:style-name="T26">n</text:span><text:span text:style-name="T12"> </text:span><text:span text:style-name="T24">*</text:span><text:span text:style-name="T12"> </text:span><text:span text:style-name="T26">n</text:span><text:span text:style-name="T12"> </text:span><text:span text:style-name="T24">*</text:span><text:span text:style-name="T12"> </text:span><text:span text:style-name="T26">n</text:span><text:span text:style-name="T24">;</text:span></text:p>
      <text:p text:style-name="P78">}</text:p>
      <text:p text:style-name="P43"/>
      <text:p text:style-name="P44">Percobaan 4: cough-2.c</text:p>
      <text:p text:style-name="P72"><text:span text:style-name="T10">#include</text:span><text:span text:style-name="T12"> </text:span><text:span text:style-name="T14">&lt;stdio.h&gt;</text:span></text:p>
      <text:p text:style-name="P77"><text:span text:style-name="T30">//</text:span><text:span text:style-name="T12"> </text:span><text:span text:style-name="T30">prototype</text:span></text:p>
      <text:p text:style-name="P74"><text:span text:style-name="T25">void</text:span><text:span text:style-name="T12"> </text:span><text:span text:style-name="T26">cough</text:span><text:span text:style-name="T24">(</text:span><text:span text:style-name="T25">void</text:span><text:span text:style-name="T24">)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7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3</text:span><text:span text:style-name="T24">;</text:span><text:span text:style-name="T12"> </text:span><text:span text:style-name="T26">i</text:span><text:span text:style-name="T24">++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<text:span text:style-name="T26">cough</text:span><text:span text:style-name="T24">();</text:span></text:p>
      <text:p text:style-name="P77"><text:span text:style-name="T12"><text:s text:c="4"/></text:span><text:span text:style-name="T24">}</text:span></text:p>
      <text:p text:style-name="P75">}</text:p>
      <text:p text:style-name="P80">/**</text:p>
      <text:p text:style-name="P77"><text:span text:style-name="T12"><text:s/></text:span><text:span text:style-name="T30">*</text:span><text:span text:style-name="T12"> </text:span><text:span text:style-name="T30">Coughs</text:span><text:span text:style-name="T12"> </text:span><text:span text:style-name="T30">once.</text:span></text:p>
      <text:p text:style-name="P77"><text:span text:style-name="T12"><text:s/></text:span><text:span text:style-name="T30">*/</text:span></text:p>
      <text:p text:style-name="P77"><text:span text:style-name="T25">void</text:span><text:span text:style-name="T12"> </text:span><text:span text:style-name="T26">cough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printf<text:span text:style-name="T24">(</text:span><text:span text:style-name="T14">"cough\n"</text:span><text:span text:style-name="T24">);</text:span></text:p>
      <text:p text:style-name="P78">}</text:p>
      <text:p text:style-name="P44">Percobaan 5: cough-3.c</text:p>
      <text:p text:style-name="P72"><text:soft-page-break/><text:span text:style-name="T10">#include</text:span><text:span text:style-name="T12"> </text:span><text:span text:style-name="T14">&lt;stdio.h&gt;</text:span></text:p>
      <text:p text:style-name="P77"><text:span text:style-name="T30">//</text:span><text:span text:style-name="T12"> </text:span><text:span text:style-name="T30">prototype</text:span></text:p>
      <text:p text:style-name="P74"><text:span text:style-name="T25">void</text:span><text:span text:style-name="T12"> </text:span><text:span text:style-name="T26">cough</text:span><text:span text:style-name="T24">(</text:span><text:span text:style-name="T25">int</text:span><text:span text:style-name="T12"> </text:span>n<text:span text:style-name="T24">);</text:span></text:p>
      <text:p text:style-name="P7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78">{</text:p>
      <text:p text:style-name="P77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77"><text:span text:style-name="T12"><text:s text:c="4"/></text:span><text:span text:style-name="T26">cough</text:span><text:span text:style-name="T24">(</text:span><text:span text:style-name="T14">3</text:span><text:span text:style-name="T24">);</text:span></text:p>
      <text:p text:style-name="P75">}</text:p>
      <text:p text:style-name="P80">/**</text:p>
      <text:p text:style-name="P77"><text:span text:style-name="T12"><text:s/></text:span><text:span text:style-name="T30">*</text:span><text:span text:style-name="T12"> </text:span><text:span text:style-name="T30">Coughs</text:span><text:span text:style-name="T12"> </text:span><text:span text:style-name="T30">n</text:span><text:span text:style-name="T12"> </text:span><text:span text:style-name="T30">times.</text:span></text:p>
      <text:p text:style-name="P77"><text:span text:style-name="T12"><text:s/></text:span><text:span text:style-name="T30">*/</text:span></text:p>
      <text:p text:style-name="P77"><text:span text:style-name="T25">void</text:span><text:span text:style-name="T12"> </text:span><text:span text:style-name="T26">cough</text:span><text:span text:style-name="T24">(</text:span><text:span text:style-name="T25">int</text:span><text:span text:style-name="T12"> </text:span><text:span text:style-name="T26">n</text:span><text:span text:style-name="T24">)</text:span></text:p>
      <text:p text:style-name="P78">{</text:p>
      <text:p text:style-name="P7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26">n</text:span><text:span text:style-name="T24">;</text:span><text:span text:style-name="T12"> </text:span><text:span text:style-name="T26">i</text:span><text:span text:style-name="T24">++)</text:span></text:p>
      <text:p text:style-name="P77"><text:span text:style-name="T12"><text:s text:c="4"/></text:span><text:span text:style-name="T24">{</text:span></text:p>
      <text:p text:style-name="P77"><text:span text:style-name="T12"><text:s text:c="8"/></text:span>printf<text:span text:style-name="T24">(</text:span><text:span text:style-name="T14">"cough\n"</text:span><text:span text:style-name="T24">);</text:span></text:p>
      <text:p text:style-name="P77"><text:span text:style-name="T12"><text:s text:c="4"/></text:span><text:span text:style-name="T24">}</text:span></text:p>
      <text:p text:style-name="P78">}</text:p>
      <text:p text:style-name="P44"/>
      <text:p text:style-name="P45">Percobaan 6: rekursi.c</text:p>
      <text:p text:style-name="P73"><text:span text:style-name="T10">#include</text:span><text:span text:style-name="T12"> </text:span><text:span text:style-name="T14">&lt;stdio.h&gt;</text:span></text:p>
      <text:p text:style-name="P77"><text:span text:style-name="T25">void</text:span><text:span text:style-name="T12"> </text:span><text:span text:style-name="T26">recurse</text:span><text:span text:style-name="T12"> </text:span><text:span text:style-name="T24">(</text:span><text:span text:style-name="T12"> </text:span><text:span text:style-name="T25">int</text:span><text:span text:style-name="T12"> </text:span><text:span text:style-name="T26">count</text:span><text:span text:style-name="T12"> </text:span><text:span text:style-name="T24">)</text:span><text:span text:style-name="T12"> </text:span></text:p>
      <text:p text:style-name="P78">{</text:p>
      <text:p text:style-name="P77"><text:span text:style-name="T12"><text:s text:c="4"/></text:span>printf<text:span text:style-name="T24">(</text:span><text:span text:style-name="T12"> </text:span><text:span text:style-name="T14">"%d\n"</text:span><text:span text:style-name="T24">,</text:span><text:span text:style-name="T12"> </text:span><text:span text:style-name="T26">count</text:span><text:span text:style-name="T12"> </text:span><text:span text:style-name="T24">);</text:span></text:p>
      <text:p text:style-name="P77"><text:span text:style-name="T12"><text:s text:c="4"/></text:span><text:span text:style-name="T26">recurse</text:span><text:span text:style-name="T12"> </text:span><text:span text:style-name="T24">(</text:span><text:span text:style-name="T12"> </text:span><text:span text:style-name="T26">count</text:span><text:span text:style-name="T12"> </text:span><text:span text:style-name="T24">+</text:span><text:span text:style-name="T12"> </text:span><text:span text:style-name="T14">1</text:span><text:span text:style-name="T12"> </text:span><text:span text:style-name="T24">);</text:span></text:p>
      <text:p text:style-name="P75">}</text:p>
      <text:p text:style-name="P77"><text:span text:style-name="T25">int</text:span><text:span text:style-name="T12"> </text:span><text:span text:style-name="T26">main</text:span><text:span text:style-name="T24">()</text:span></text:p>
      <text:p text:style-name="P78">{</text:p>
      <text:p text:style-name="P77"><text:span text:style-name="T12"><text:s text:c="2"/></text:span><text:span text:style-name="T26">recurse</text:span><text:span text:style-name="T12"> </text:span><text:span text:style-name="T24">(</text:span><text:span text:style-name="T12"> </text:span><text:span text:style-name="T14">1</text:span><text:span text:style-name="T12"> </text:span><text:span text:style-name="T24">);</text:span></text:p>
      <text:p text:style-name="P77"><text:span text:style-name="T12"><text:s text:c="2"/></text:span><text:span text:style-name="T25">return</text:span><text:span text:style-name="T12"> </text:span><text:span text:style-name="T14">0</text:span><text:span text:style-name="T24">;</text:span></text:p>
      <text:p text:style-name="P78">}</text:p>
      <text:p text:style-name="P45"/>
      <text:p text:style-name="P46">Tugas Praktikum:</text:p>
      <text:list xml:id="list4372790147017179441" text:style-name="L7">
        <text:list-item>
          <text:p text:style-name="P99">Buatlah sebuah fungsi sembarang</text:p>
        </text:list-item>
        <text:list-item>
          <text:p text:style-name="P100">Buatlah fungsi mengembalikan nilai dan fungsi yang tidak mengembalikan nilai</text:p>
        </text:list-item>
        <text:list-item>
          <text:p text:style-name="P101">Buatlah fungsi untuk menghitung faktorial dengan teknik fungsi rekursif</text:p>
        </text:list-item>
      </text:list>
      <text:h text:style-name="P112" text:outline-level="1"><text:bookmark-start text:name="__RefHeading__242_350459392"/>Modul <text:span text:style-name="T5">5</text:span><text:bookmark-end text:name="__RefHeading__242_350459392"/></text:h>
      <text:p text:style-name="Text_20_body"><text:span text:style-name="T45">Fungsi Rekursif, </text:span>Passing Paramater: Pass by Value, Pass by Reference</text:p>
      <text:p text:style-name="P11"/>
      <text:h text:style-name="P112" text:outline-level="1"><text:bookmark-start text:name="__RefHeading__244_350459392"/>Modul <text:span text:style-name="T6">6</text:span><text:bookmark-end text:name="__RefHeading__244_350459392"/></text:h>
      <text:p text:style-name="P12">Pointer, Array</text:p>
      <text:h text:style-name="P116" text:outline-level="1"><text:bookmark-start text:name="__RefHeading__246_350459392"/>Modul 7<text:bookmark-end text:name="__RefHeading__246_350459392"/></text:h>
      <text:p text:style-name="P48">Struct, Linked List</text:p>
      <text:h text:style-name="P112" text:outline-level="1"><text:bookmark-start text:name="__RefHeading__250_350459392"/>Modul 8<text:bookmark-end text:name="__RefHeading__250_350459392"/></text:h>
      <text:p text:style-name="P49">Final Project</text:p>
      <text:p text:style-name="P50"/>
      <text:p text:style-name="P50">Tujuan:</text:p>
      <text:list xml:id="list5042298297372841503" text:style-name="L8">
        <text:list-item>
          <text:p text:style-name="P102"><text:bookmark text:name="yui_3_17_2_2_1454953529478_607"/>Mahasiswa mampu mempresentasikan hasil karya pemrograman baik secara mandiri ataupun dalam kerja tim.</text:p>
        </text:list-item>
      </text:list>
      <text:p text:style-name="P51"/>
      <text:p text:style-name="P51">Tugas Praktikum:</text:p>
      <text:p text:style-name="P51"/>
      <text:p text:style-name="P53">List source code 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2">Modul 0</text:p>
          </table:table-cell>
          <table:table-cell table:style-name="Table1.A1" office:value-type="string">
            <text:p text:style-name="P82">Hello-0.c</text:p>
          </table:table-cell>
          <table:table-cell table:style-name="Table1.A1" office:value-type="string">
            <text:p text:style-name="P82">Hello-1.c</text:p>
          </table:table-cell>
          <table:table-cell table:style-name="Table1.A1" office:value-type="string">
            <text:p text:style-name="P82">Hello-2.c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2">Modul 1</text:p>
          </table:table-cell>
          <table:table-cell table:style-name="Table1.A2" office:value-type="string">
            <text:p text:style-name="P83">Adder.c</text:p>
          </table:table-cell>
          <table:table-cell table:style-name="Table1.A2" office:value-type="string">
            <text:p text:style-name="P83">Ascii-0.c</text:p>
          </table:table-cell>
          <table:table-cell table:style-name="Table1.A2" office:value-type="string">
            <text:p text:style-name="P83">Ascii-1.c</text:p>
          </table:table-cell>
          <table:table-cell table:style-name="Table1.E2" office:value-type="string">
            <text:p text:style-name="P83">F2c.c</text:p>
          </table:table-cell>
        </table:table-row>
        <table:table-row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83">Imprecision.c</text:p>
          </table:table-cell>
          <table:table-cell table:style-name="Table1.A2" office:value-type="string">
            <text:p text:style-name="P83">String-0.c</text:p>
          </table:table-cell>
          <table:table-cell table:style-name="Table1.A2" office:value-type="string">
            <text:p text:style-name="P83">String-1.c</text:p>
          </table:table-cell>
          <table:table-cell table:style-name="Table1.E2" office:value-type="string">
            <text:p text:style-name="P83">String-2.c</text:p>
          </table:table-cell>
        </table:table-row>
        <table:table-row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83">Tipedata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3">Modul 2</text:p>
          </table:table-cell>
          <table:table-cell table:style-name="Table1.A2" office:value-type="string">
            <text:p text:style-name="P84">Buggy-0.c</text:p>
          </table:table-cell>
          <table:table-cell table:style-name="Table1.A2" office:value-type="string">
            <text:p text:style-name="P84">Buggy-1.c</text:p>
          </table:table-cell>
          <table:table-cell table:style-name="Table1.A2" office:value-type="string">
            <text:p text:style-name="P84">Conditions-0.c</text:p>
          </table:table-cell>
          <table:table-cell table:style-name="Table1.E2" office:value-type="string">
            <text:p text:style-name="P84">Conditions-1.c</text:p>
          </table:table-cell>
        </table:table-row>
        <table:table-row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84">Cough-0.c</text:p>
          </table:table-cell>
          <table:table-cell table:style-name="Table1.A2" office:value-type="string">
            <text:p text:style-name="P84">Cought-1.c</text:p>
          </table:table-cell>
          <table:table-cell table:style-name="Table1.A2" office:value-type="string">
            <text:p text:style-name="P84">Nonswitch.c</text:p>
          </table:table-cell>
          <table:table-cell table:style-name="Table1.E2" office:value-type="string">
            <text:p text:style-name="P84">Switch.c</text:p>
          </table:table-cell>
        </table:table-row>
        <table:table-row>
          <table:table-cell table:style-name="Table1.A2" office:value-type="string">
            <text:p text:style-name="P85">Modul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5">Modul 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7"/>
      <text:p text:style-name="P53"><text:a xlink:type="simple" xlink:href="https://cs50.harvard.edu/resources/cppreference.com/index.html">C Reference</text:a> &gt; C Operator Precedence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8">No</text:p>
          </table:table-cell>
          <table:table-cell table:style-name="Table2.B1" office:value-type="string">
            <text:p text:style-name="Table_20_Heading">Operator</text:p>
          </table:table-cell>
          <table:table-cell table:style-name="Table2.B1" office:value-type="string">
            <text:p text:style-name="Table_20_Heading">Description</text:p>
          </table:table-cell>
          <table:table-cell table:style-name="Table2.B1" office:value-type="string">
            <text:p text:style-name="Table_20_Heading">Example</text:p>
          </table:table-cell>
          <table:table-cell table:style-name="Table2.E1" office:value-type="string">
            <text:p text:style-name="P88">Order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::</text:p>
          </table:table-cell>
          <table:table-cell table:style-name="Table2.B2" office:value-type="string">
            <text:p text:style-name="Table_20_Contents">Scoping operator</text:p>
          </table:table-cell>
          <table:table-cell table:style-name="Table2.B2" office:value-type="string">
            <text:p text:style-name="Table_20_Contents">Class::age = 2;</text:p>
          </table:table-cell>
          <table:table-cell table:style-name="Table2.E2" office:value-type="string">
            <text:p text:style-name="Table_20_Contents">none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B2" office:value-type="string">
            <text:p text:style-name="Table_20_Contents">()<text:line-break/>[]<text:line-break/>-&gt;<text:line-break/>.<text:line-break/>++<text:line-break/>--</text:p>
          </table:table-cell>
          <table:table-cell table:style-name="Table2.B2" office:value-type="string">
            <text:p text:style-name="Table_20_Contents">Grouping operator<text:line-break/>Array access<text:line-break/>Member access from a pointer<text:line-break/>Member access from an object<text:line-break/>Post-increment<text:line-break/>Post-decrement</text:p>
          </table:table-cell>
          <table:table-cell table:style-name="Table2.B2" office:value-type="string">
            <text:p text:style-name="Table_20_Contents">(a + b) / 4;<text:line-break/>array[4] = 2;<text:line-break/>ptr-&gt;age = 34;<text:line-break/>obj.age = 34;<text:line-break/>for( i = 0; i &lt; 10; i++ ) ...<text:line-break/>for( i = 10; i &gt; 0; i--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B2" office:value-type="string">
            <text:p text:style-name="Table_20_Contents">!<text:line-break/>~<text:line-break/>++<text:line-break/>--<text:line-break/>-<text:line-break/>+<text:line-break/>*<text:line-break/>&amp;<text:line-break/>(type)<text:line-break/><text:a xlink:type="simple" xlink:href="https://cs50.harvard.edu/resources/cppreference.com/keywords/sizeof.html">sizeof</text:a></text:p>
          </table:table-cell>
          <table:table-cell table:style-name="Table2.B2" office:value-type="string">
            <text:p text:style-name="Table_20_Contents">Logical negation<text:line-break/>Bitwise complement<text:line-break/>Pre-increment<text:line-break/>Pre-decrement<text:line-break/>Unary minus<text:line-break/>Unary plus<text:line-break/>Dereference<text:line-break/>Address of<text:line-break/>Cast to a given type<text:line-break/>Return size in bytes</text:p>
          </table:table-cell>
          <table:table-cell table:style-name="Table2.B2" office:value-type="string">
            <text:p text:style-name="Table_20_Contents">if( !done ) ...<text:line-break/>flags = ~flags;<text:line-break/>for( i = 0; i &lt; 10; ++i ) ...<text:line-break/>for( i = 10; i &gt; 0; --i ) ...<text:line-break/>int i = -1;<text:line-break/>int i = +1;<text:line-break/>data = *ptr;<text:line-break/>address = &amp;obj;<text:line-break/>int i = (int) floatNum;<text:line-break/>int size = sizeof(floatNum)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B2" office:value-type="string">
            <text:p text:style-name="Table_20_Contents">-&gt;*<text:line-break/>.*</text:p>
          </table:table-cell>
          <table:table-cell table:style-name="Table2.B2" office:value-type="string">
            <text:p text:style-name="Table_20_Contents">Member pointer selector<text:line-break/>Member object selector</text:p>
          </table:table-cell>
          <table:table-cell table:style-name="Table2.B2" office:value-type="string">
            <text:p text:style-name="Table_20_Contents">ptr-&gt;*var = 24;<text:line-break/>obj.*var = 24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5</text:p>
          </table:table-cell>
          <table:table-cell table:style-name="Table2.B2" office:value-type="string">
            <text:p text:style-name="Table_20_Contents">*<text:line-break/>/<text:line-break/>%</text:p>
          </table:table-cell>
          <table:table-cell table:style-name="Table2.B2" office:value-type="string">
            <text:p text:style-name="Table_20_Contents">Multiplication<text:line-break/>Division<text:line-break/>Modulus</text:p>
          </table:table-cell>
          <table:table-cell table:style-name="Table2.B2" office:value-type="string">
            <text:p text:style-name="Table_20_Contents">int i = 2 * 4;<text:line-break/>float f = 10 / 3;<text:line-break/>int rem = 4 % 3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6</text:p>
          </table:table-cell>
          <table:table-cell table:style-name="Table2.B2" office:value-type="string">
            <text:p text:style-name="Table_20_Contents">+<text:line-break/>-</text:p>
          </table:table-cell>
          <table:table-cell table:style-name="Table2.B2" office:value-type="string">
            <text:p text:style-name="Table_20_Contents">Addition<text:line-break/>Subtraction</text:p>
          </table:table-cell>
          <table:table-cell table:style-name="Table2.B2" office:value-type="string">
            <text:p text:style-name="Table_20_Contents">int i = 2 + 3;<text:line-break/>int i = 5 -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7</text:p>
          </table:table-cell>
          <table:table-cell table:style-name="Table2.B2" office:value-type="string">
            <text:p text:style-name="Table_20_Contents">&lt;&lt;<text:line-break/>&gt;&gt;</text:p>
          </table:table-cell>
          <table:table-cell table:style-name="Table2.B2" office:value-type="string">
            <text:p text:style-name="Table_20_Contents">Bitwise shift left<text:line-break/>Bitwise shift right</text:p>
          </table:table-cell>
          <table:table-cell table:style-name="Table2.B2" office:value-type="string">
            <text:p text:style-name="Table_20_Contents">int flags = 33 &lt;&lt; 1;<text:line-break/>int flags = 33 &gt;&gt;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B2" office:value-type="string">
            <text:p text:style-name="Table_20_Contents">&lt;<text:line-break/>&lt;=<text:line-break/>&gt;<text:line-break/>&gt;=</text:p>
          </table:table-cell>
          <table:table-cell table:style-name="Table2.B2" office:value-type="string">
            <text:p text:style-name="Table_20_Contents">Comparison less-than<text:line-break/>Comparison less-than-or-equal-to<text:line-break/>Comparison greater-than<text:line-break/>Comparison geater-than-or-equal-to</text:p>
          </table:table-cell>
          <table:table-cell table:style-name="Table2.B2" office:value-type="string">
            <text:p text:style-name="Table_20_Contents">if( i &lt; 42 ) ...<text:line-break/>if( i &lt;= 42 ) ...<text:line-break/>if( i &gt; 42 ) ...<text:line-break/>if( i &gt;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9</text:p>
          </table:table-cell>
          <table:table-cell table:style-name="Table2.B2" office:value-type="string">
            <text:p text:style-name="Table_20_Contents">==<text:line-break/>!=</text:p>
          </table:table-cell>
          <table:table-cell table:style-name="Table2.B2" office:value-type="string">
            <text:p text:style-name="Table_20_Contents">Comparison equal-to<text:line-break/>Comparison not-equal-to</text:p>
          </table:table-cell>
          <table:table-cell table:style-name="Table2.B2" office:value-type="string">
            <text:p text:style-name="Table_20_Contents">if( i == 42 ) ...<text:line-break/>if( i !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B2" office:value-type="string">
            <text:p text:style-name="Table_20_Contents">&amp;</text:p>
          </table:table-cell>
          <table:table-cell table:style-name="Table2.B2" office:value-type="string">
            <text:p text:style-name="Table_20_Contents">Bitwise AND</text:p>
          </table:table-cell>
          <table:table-cell table:style-name="Table2.B2" office:value-type="string">
            <text:p text:style-name="Table_20_Contents">flags = flags &amp;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1</text:p>
          </table:table-cell>
          <table:table-cell table:style-name="Table2.B2" office:value-type="string">
            <text:p text:style-name="Table_20_Contents">^</text:p>
          </table:table-cell>
          <table:table-cell table:style-name="Table2.B2" office:value-type="string">
            <text:p text:style-name="Table_20_Contents">Bitwise exclusive OR</text:p>
          </table:table-cell>
          <table:table-cell table:style-name="Table2.B2" office:value-type="string">
            <text:p text:style-name="Table_20_Contents">flags = flags ^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2</text:p>
          </table:table-cell>
          <table:table-cell table:style-name="Table2.B2" office:value-type="string">
            <text:p text:style-name="Table_20_Contents">|</text:p>
          </table:table-cell>
          <table:table-cell table:style-name="Table2.B2" office:value-type="string">
            <text:p text:style-name="Table_20_Contents">Bitwise inclusive (normal) OR</text:p>
          </table:table-cell>
          <table:table-cell table:style-name="Table2.B2" office:value-type="string">
            <text:p text:style-name="Table_20_Contents">flags = flags |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3</text:p>
          </table:table-cell>
          <table:table-cell table:style-name="Table2.B2" office:value-type="string">
            <text:p text:style-name="Table_20_Contents">&amp;&amp;</text:p>
          </table:table-cell>
          <table:table-cell table:style-name="Table2.B2" office:value-type="string">
            <text:p text:style-name="Table_20_Contents">Logical AND</text:p>
          </table:table-cell>
          <table:table-cell table:style-name="Table2.B2" office:value-type="string">
            <text:p text:style-name="Table_20_Contents">if( conditionA &amp;&amp;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4</text:p>
          </table:table-cell>
          <table:table-cell table:style-name="Table2.B2" office:value-type="string">
            <text:p text:style-name="Table_20_Contents">||</text:p>
          </table:table-cell>
          <table:table-cell table:style-name="Table2.B2" office:value-type="string">
            <text:p text:style-name="Table_20_Contents">Logical OR</text:p>
          </table:table-cell>
          <table:table-cell table:style-name="Table2.B2" office:value-type="string">
            <text:p text:style-name="Table_20_Contents">if( conditionA ||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5</text:p>
          </table:table-cell>
          <table:table-cell table:style-name="Table2.B2" office:value-type="string">
            <text:p text:style-name="Table_20_Contents">? :</text:p>
          </table:table-cell>
          <table:table-cell table:style-name="Table2.B2" office:value-type="string">
            <text:p text:style-name="Table_20_Contents">Ternary conditional (if-then-else)</text:p>
          </table:table-cell>
          <table:table-cell table:style-name="Table2.B2" office:value-type="string">
            <text:p text:style-name="Table_20_Contents">int i = (a &gt; b) ? a : b;</text:p>
          </table:table-cell>
          <table:table-cell table:style-name="Table2.E2" office:value-type="string">
            <text:p text:style-name="Table_20_Contents">right to left</text:p>
          </table:table-cell>
        </table:table-row>
        <text:soft-page-break/>
        <table:table-row>
          <table:table-cell table:style-name="Table2.A2" office:value-type="string">
            <text:p text:style-name="Table_20_Contents">16</text:p>
          </table:table-cell>
          <table:table-cell table:style-name="Table2.B2" office:value-type="string">
            <text:p text:style-name="P86">=<text:line-break/>+=<text:line-break/>-=<text:line-break/>*=<text:line-break/>/=<text:line-break/>%=<text:line-break/>&amp;=<text:line-break/>^=<text:line-break/>|=<text:line-break/></text:p>
            <text:p text:style-name="P86">&lt;&lt;=<text:line-break/>&gt;&gt;=</text:p>
          </table:table-cell>
          <table:table-cell table:style-name="Table2.B2" office:value-type="string">
            <text:p text:style-name="Table_20_Contents">Assignment operator<text:line-break/>Increment and assign<text:line-break/>Decrement and assign<text:line-break/>Multiply and assign<text:line-break/>Divide and assign<text:line-break/>Modulo and assign<text:line-break/>Bitwise AND and assign<text:line-break/>Bitwise exclusive OR and assign<text:line-break/>Bitwise inclusive (normal) OR and assign<text:line-break/>Bitwise shift left and assign<text:line-break/>Bitwise shift right and assign</text:p>
          </table:table-cell>
          <table:table-cell table:style-name="Table2.B2" office:value-type="string">
            <text:p text:style-name="P87">int a = b;<text:line-break/>a += 3;<text:line-break/>b -= 4;<text:line-break/>a *= 5;<text:line-break/>a /= 2;<text:line-break/>a %= 3;<text:line-break/>flags &amp;= new_flags;<text:line-break/>flags ^= new_flags;<text:line-break/>flags |= new_flags;<text:line-break/></text:p>
            <text:p text:style-name="P87">flags &lt;&lt;= 2;<text:line-break/>flags &gt;&gt;= 2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7</text:p>
          </table:table-cell>
          <table:table-cell table:style-name="Table2.B2" office:value-type="string">
            <text:p text:style-name="Table_20_Contents">,</text:p>
          </table:table-cell>
          <table:table-cell table:style-name="Table2.B2" office:value-type="string">
            <text:p text:style-name="Table_20_Contents">Sequential evaluation operator</text:p>
          </table:table-cell>
          <table:table-cell table:style-name="Table2.B2" office:value-type="string">
            <text:p text:style-name="Table_20_Contents">for( i = 0, j = 0; i &lt; 10; i++, j++ ) ...</text:p>
          </table:table-cell>
          <table:table-cell table:style-name="Table2.E2" office:value-type="string">
            <text:p text:style-name="Table_20_Contents">left to right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3:03:31.377312495</meta:creation-date>
    <dc:date>2016-02-16T13:51:25.066035353</dc:date>
    <meta:editing-duration>PT5H1M14S</meta:editing-duration>
    <meta:editing-cycles>166</meta:editing-cycles>
    <meta:generator>LibreOffice/4.2.8.2$Linux_X86_64 LibreOffice_project/420m0$Build-2</meta:generator>
    <dc:creator>Bagus Tris Atmaja</dc:creator>
    <meta:document-statistic meta:table-count="2" meta:image-count="0" meta:object-count="0" meta:page-count="24" meta:paragraph-count="616" meta:word-count="2274" meta:character-count="13789" meta:non-whitespace-character-count="11051"/>
  </office:meta>
</office:document-meta>
</file>